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19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a2all_agg_component" table:style-name="ta1">
        <table:shapes>
          <draw:frame draw:z-index="0" draw:style-name="gr1" draw:text-style-name="P1" svg:width="453.51pt" svg:height="255.09pt" svg:x="546.97pt" svg:y="227.79pt">
            <loext:p draw:notify-on-update-of-ranges="usa2all_agg_component.B1:usa2all_agg_component.P1 usa2all_agg_component.A2:usa2all_agg_component.A2 usa2all_agg_component.B2:usa2all_agg_component.P2 usa2all_agg_component.A3:usa2all_agg_component.A3 usa2all_agg_component.B3:usa2all_agg_component.P3 usa2all_agg_component.A4:usa2all_agg_component.A4 usa2all_agg_component.B4:usa2all_agg_component.P4 usa2all_agg_component.A5:usa2all_agg_component.A5 usa2all_agg_component.B5:usa2all_agg_component.P5 usa2all_agg_component.A6:usa2all_agg_component.A6 usa2all_agg_component.B6:usa2all_agg_component.P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.06pt" svg:y="231.42pt">
            <loext:p draw:notify-on-update-of-ranges="usa2all_agg_component.B1:usa2all_agg_component.P1 usa2all_agg_component.A2:usa2all_agg_component.A2 usa2all_agg_component.B2:usa2all_agg_component.P2 usa2all_agg_component.A3:usa2all_agg_component.A3 usa2all_agg_component.B3:usa2all_agg_component.P3 usa2all_agg_component.A4:usa2all_agg_component.A4 usa2all_agg_component.B4:usa2all_agg_component.P4 usa2all_agg_component.A5:usa2all_agg_component.A5 usa2all_agg_component.B5:usa2all_agg_component.P5 usa2all_agg_component.A6:usa2all_agg_component.A6 usa2all_agg_component.B6:usa2all_agg_component.P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5.13pt" svg:y="497.48pt">
            <loext:p draw:notify-on-update-of-ranges="usa2all_agg_component.B1:usa2all_agg_component.P1 usa2all_agg_component.A7:usa2all_agg_component.A7 usa2all_agg_component.B7:usa2all_agg_component.P7 usa2all_agg_component.A8:usa2all_agg_component.A8 usa2all_agg_component.B8:usa2all_agg_component.P8 usa2all_agg_component.A9:usa2all_agg_component.A9 usa2all_agg_component.B9:usa2all_agg_component.P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.74pt" svg:y="499.35pt">
            <loext:p draw:notify-on-update-of-ranges="usa2all_agg_component.B1:usa2all_agg_component.P1 usa2all_agg_component.A7:usa2all_agg_component.A7 usa2all_agg_component.B7:usa2all_agg_component.P7 usa2all_agg_component.A8:usa2all_agg_component.A8 usa2all_agg_component.B8:usa2all_agg_component.P8 usa2all_agg_component.A9:usa2all_agg_component.A9 usa2all_agg_component.B9:usa2all_agg_component.P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.93pt" svg:y="765.38pt">
            <loext:p draw:notify-on-update-of-ranges="usa2all_agg_component.A1:usa2all_agg_component.A1 usa2all_agg_component.B1:usa2all_agg_component.P1 usa2all_agg_component.A10:usa2all_agg_component.A10 usa2all_agg_component.B10:usa2all_agg_component.P10 usa2all_agg_component.A11:usa2all_agg_component.A11 usa2all_agg_component.B11:usa2all_agg_component.P11 usa2all_agg_component.A12:usa2all_agg_component.A12 usa2all_agg_component.B12:usa2all_agg_component.P12 usa2all_agg_component.A13:usa2all_agg_component.A13 usa2all_agg_component.B13:usa2all_agg_component.P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485.69pt" svg:y="760.82pt">
            <loext:p draw:notify-on-update-of-ranges="usa2all_agg_component.A1:usa2all_agg_component.A1 usa2all_agg_component.B1:usa2all_agg_component.P1 usa2all_agg_component.A10:usa2all_agg_component.A10 usa2all_agg_component.B10:usa2all_agg_component.P10 usa2all_agg_component.A11:usa2all_agg_component.A11 usa2all_agg_component.B11:usa2all_agg_component.P11 usa2all_agg_component.A12:usa2all_agg_component.A12 usa2all_agg_component.B12:usa2all_agg_component.P12 usa2all_agg_component.A13:usa2all_agg_component.A13 usa2all_agg_component.B13:usa2all_agg_component.P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6.41pt" svg:y="1057.01pt">
            <loext:p draw:notify-on-update-of-ranges="usa2all_agg_component.A1:usa2all_agg_component.A1 usa2all_agg_component.B1:usa2all_agg_component.P1 usa2all_agg_component.A14:usa2all_agg_component.A14 usa2all_agg_component.B14:usa2all_agg_component.P14 usa2all_agg_component.A15:usa2all_agg_component.A15 usa2all_agg_component.B15:usa2all_agg_component.P15 usa2all_agg_component.A16:usa2all_agg_component.A16 usa2all_agg_component.B16:usa2all_agg_component.P16 usa2all_agg_component.A17:usa2all_agg_component.A17 usa2all_agg_component.B17:usa2all_agg_component.P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82.97pt" svg:y="1038.76pt">
            <loext:p draw:notify-on-update-of-ranges="usa2all_agg_component.A1:usa2all_agg_component.A1 usa2all_agg_component.B1:usa2all_agg_component.P1 usa2all_agg_component.A14:usa2all_agg_component.A14 usa2all_agg_component.B14:usa2all_agg_component.P14 usa2all_agg_component.A15:usa2all_agg_component.A15 usa2all_agg_component.B15:usa2all_agg_component.P15 usa2all_agg_component.A16:usa2all_agg_component.A16 usa2all_agg_component.B16:usa2all_agg_component.P16 usa2all_agg_component.A17:usa2all_agg_component.A17 usa2all_agg_component.B17:usa2all_agg_component.P1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/>
          <table:table-cell table:style-name="ce1" office:value-type="string" calcext:value-type="string">
            <text:p>'00</text:p>
          </table:table-cell>
          <table:table-cell table:style-name="ce1" office:value-type="string" calcext:value-type="string">
            <text:p>'01</text:p>
          </table:table-cell>
          <table:table-cell table:style-name="ce1" office:value-type="string" calcext:value-type="string">
            <text:p>'02</text:p>
          </table:table-cell>
          <table:table-cell table:style-name="ce1" office:value-type="string" calcext:value-type="string">
            <text:p>'03</text:p>
          </table:table-cell>
          <table:table-cell table:style-name="ce1" office:value-type="string" calcext:value-type="string">
            <text:p>'04</text:p>
          </table:table-cell>
          <table:table-cell table:style-name="ce1" office:value-type="string" calcext:value-type="string">
            <text:p>'05</text:p>
          </table:table-cell>
          <table:table-cell table:style-name="ce1" office:value-type="string" calcext:value-type="string">
            <text:p>'06</text:p>
          </table:table-cell>
          <table:table-cell table:style-name="ce1" office:value-type="string" calcext:value-type="string">
            <text:p>'07</text:p>
          </table:table-cell>
          <table:table-cell table:style-name="ce1" office:value-type="string" calcext:value-type="string">
            <text:p>'08</text:p>
          </table:table-cell>
          <table:table-cell table:style-name="ce1" office:value-type="string" calcext:value-type="string">
            <text:p>'09</text:p>
          </table:table-cell>
          <table:table-cell table:style-name="ce1" office:value-type="string" calcext:value-type="string">
            <text:p>'10</text:p>
          </table:table-cell>
          <table:table-cell table:style-name="ce1" office:value-type="string" calcext:value-type="string">
            <text:p>'11</text:p>
          </table:table-cell>
          <table:table-cell table:style-name="ce1" office:value-type="string" calcext:value-type="string">
            <text:p>'12</text:p>
          </table:table-cell>
          <table:table-cell table:style-name="ce1" office:value-type="string" calcext:value-type="string">
            <text:p>'13</text:p>
          </table:table-cell>
          <table:table-cell table:style-name="ce1" office:value-type="string" calcext:value-type="string">
            <text:p>'14</text:p>
          </table:table-cell>
        </table:table-row>
        <table:table-row table:style-name="ro1">
          <table:table-cell office:value-type="string" calcext:value-type="string">
            <text:p>DVA_FIN</text:p>
          </table:table-cell>
          <table:table-cell office:value-type="float" office:value="315800.416952726" calcext:value-type="float">
            <text:p>315800.416952726</text:p>
          </table:table-cell>
          <table:table-cell office:value-type="float" office:value="297500.099308816" calcext:value-type="float">
            <text:p>297500.099308816</text:p>
          </table:table-cell>
          <table:table-cell office:value-type="float" office:value="285761.644505239" calcext:value-type="float">
            <text:p>285761.644505239</text:p>
          </table:table-cell>
          <table:table-cell office:value-type="float" office:value="292277.51782194" calcext:value-type="float">
            <text:p>292277.51782194</text:p>
          </table:table-cell>
          <table:table-cell office:value-type="float" office:value="321659.314070345" calcext:value-type="float">
            <text:p>321659.314070345</text:p>
          </table:table-cell>
          <table:table-cell office:value-type="float" office:value="357407.291898906" calcext:value-type="float">
            <text:p>357407.291898906</text:p>
          </table:table-cell>
          <table:table-cell office:value-type="float" office:value="407900.356887469" calcext:value-type="float">
            <text:p>407900.356887469</text:p>
          </table:table-cell>
          <table:table-cell office:value-type="float" office:value="463435.82101406" calcext:value-type="float">
            <text:p>463435.82101406</text:p>
          </table:table-cell>
          <table:table-cell office:value-type="float" office:value="477934.58141282" calcext:value-type="float">
            <text:p>477934.58141282</text:p>
          </table:table-cell>
          <table:table-cell office:value-type="float" office:value="420380.72877432" calcext:value-type="float">
            <text:p>420380.72877432</text:p>
          </table:table-cell>
          <table:table-cell office:value-type="float" office:value="473887.66795282" calcext:value-type="float">
            <text:p>473887.66795282</text:p>
          </table:table-cell>
          <table:table-cell office:value-type="float" office:value="526744.990701056" calcext:value-type="float">
            <text:p>526744.990701056</text:p>
          </table:table-cell>
          <table:table-cell office:value-type="float" office:value="556627.551965781" calcext:value-type="float">
            <text:p>556627.551965781</text:p>
          </table:table-cell>
          <table:table-cell office:value-type="float" office:value="566862.559213864" calcext:value-type="float">
            <text:p>566862.559213864</text:p>
          </table:table-cell>
          <table:table-cell office:value-type="float" office:value="581050.707933984" calcext:value-type="float">
            <text:p>581050.707933984</text:p>
          </table:table-cell>
        </table:table-row>
        <table:table-row table:style-name="ro1">
          <table:table-cell office:value-type="string" calcext:value-type="string">
            <text:p>DVA_INT</text:p>
          </table:table-cell>
          <table:table-cell office:value-type="float" office:value="284163.22646494" calcext:value-type="float">
            <text:p>284163.22646494</text:p>
          </table:table-cell>
          <table:table-cell office:value-type="float" office:value="277141.151982031" calcext:value-type="float">
            <text:p>277141.151982031</text:p>
          </table:table-cell>
          <table:table-cell office:value-type="float" office:value="274568.890222319" calcext:value-type="float">
            <text:p>274568.890222319</text:p>
          </table:table-cell>
          <table:table-cell office:value-type="float" office:value="288584.89413581" calcext:value-type="float">
            <text:p>288584.89413581</text:p>
          </table:table-cell>
          <table:table-cell office:value-type="float" office:value="319283.802076817" calcext:value-type="float">
            <text:p>319283.802076817</text:p>
          </table:table-cell>
          <table:table-cell office:value-type="float" office:value="346438.858389884" calcext:value-type="float">
            <text:p>346438.858389884</text:p>
          </table:table-cell>
          <table:table-cell office:value-type="float" office:value="390727.855024213" calcext:value-type="float">
            <text:p>390727.855024213</text:p>
          </table:table-cell>
          <table:table-cell office:value-type="float" office:value="448927.123573593" calcext:value-type="float">
            <text:p>448927.123573593</text:p>
          </table:table-cell>
          <table:table-cell office:value-type="float" office:value="518634.235576229" calcext:value-type="float">
            <text:p>518634.235576229</text:p>
          </table:table-cell>
          <table:table-cell office:value-type="float" office:value="472909.376448633" calcext:value-type="float">
            <text:p>472909.376448633</text:p>
          </table:table-cell>
          <table:table-cell office:value-type="float" office:value="532677.471299732" calcext:value-type="float">
            <text:p>532677.471299732</text:p>
          </table:table-cell>
          <table:table-cell office:value-type="float" office:value="594103.672523115" calcext:value-type="float">
            <text:p>594103.672523115</text:p>
          </table:table-cell>
          <table:table-cell office:value-type="float" office:value="614904.706631688" calcext:value-type="float">
            <text:p>614904.706631688</text:p>
          </table:table-cell>
          <table:table-cell office:value-type="float" office:value="622205.679525406" calcext:value-type="float">
            <text:p>622205.679525406</text:p>
          </table:table-cell>
          <table:table-cell office:value-type="float" office:value="642743.878926596" calcext:value-type="float">
            <text:p>642743.878926596</text:p>
          </table:table-cell>
        </table:table-row>
        <table:table-row table:style-name="ro1">
          <table:table-cell office:value-type="string" calcext:value-type="string">
            <text:p>DVA_INTrexI1</text:p>
          </table:table-cell>
          <table:table-cell office:value-type="float" office:value="59255.5858606928" calcext:value-type="float">
            <text:p>59255.5858606928</text:p>
          </table:table-cell>
          <table:table-cell office:value-type="float" office:value="55405.5621097161" calcext:value-type="float">
            <text:p>55405.5621097161</text:p>
          </table:table-cell>
          <table:table-cell office:value-type="float" office:value="55939.7617653493" calcext:value-type="float">
            <text:p>55939.7617653493</text:p>
          </table:table-cell>
          <table:table-cell office:value-type="float" office:value="59774.362350901" calcext:value-type="float">
            <text:p>59774.362350901</text:p>
          </table:table-cell>
          <table:table-cell office:value-type="float" office:value="69564.9450513123" calcext:value-type="float">
            <text:p>69564.9450513123</text:p>
          </table:table-cell>
          <table:table-cell office:value-type="float" office:value="77236.2858826297" calcext:value-type="float">
            <text:p>77236.2858826297</text:p>
          </table:table-cell>
          <table:table-cell office:value-type="float" office:value="88734.8692912008" calcext:value-type="float">
            <text:p>88734.8692912008</text:p>
          </table:table-cell>
          <table:table-cell office:value-type="float" office:value="107913.26617965" calcext:value-type="float">
            <text:p>107913.26617965</text:p>
          </table:table-cell>
          <table:table-cell office:value-type="float" office:value="123067.711943575" calcext:value-type="float">
            <text:p>123067.711943575</text:p>
          </table:table-cell>
          <table:table-cell office:value-type="float" office:value="105404.681093971" calcext:value-type="float">
            <text:p>105404.681093971</text:p>
          </table:table-cell>
          <table:table-cell office:value-type="float" office:value="125172.599199233" calcext:value-type="float">
            <text:p>125172.599199233</text:p>
          </table:table-cell>
          <table:table-cell office:value-type="float" office:value="147703.342540102" calcext:value-type="float">
            <text:p>147703.342540102</text:p>
          </table:table-cell>
          <table:table-cell office:value-type="float" office:value="149612.286245371" calcext:value-type="float">
            <text:p>149612.286245371</text:p>
          </table:table-cell>
          <table:table-cell office:value-type="float" office:value="161466.837928792" calcext:value-type="float">
            <text:p>161466.837928792</text:p>
          </table:table-cell>
          <table:table-cell office:value-type="float" office:value="164684.631114057" calcext:value-type="float">
            <text:p>164684.631114057</text:p>
          </table:table-cell>
        </table:table-row>
        <table:table-row table:style-name="ro1">
          <table:table-cell office:value-type="string" calcext:value-type="string">
            <text:p>DVA_INTrexF</text:p>
          </table:table-cell>
          <table:table-cell office:value-type="float" office:value="53883.5019118278" calcext:value-type="float">
            <text:p>53883.5019118278</text:p>
          </table:table-cell>
          <table:table-cell office:value-type="float" office:value="51792.3867140641" calcext:value-type="float">
            <text:p>51792.3867140641</text:p>
          </table:table-cell>
          <table:table-cell office:value-type="float" office:value="51938.3584014589" calcext:value-type="float">
            <text:p>51938.3584014589</text:p>
          </table:table-cell>
          <table:table-cell office:value-type="float" office:value="53790.9552939431" calcext:value-type="float">
            <text:p>53790.9552939431</text:p>
          </table:table-cell>
          <table:table-cell office:value-type="float" office:value="62479.197426485" calcext:value-type="float">
            <text:p>62479.197426485</text:p>
          </table:table-cell>
          <table:table-cell office:value-type="float" office:value="68337.1152236989" calcext:value-type="float">
            <text:p>68337.1152236989</text:p>
          </table:table-cell>
          <table:table-cell office:value-type="float" office:value="78669.9414299976" calcext:value-type="float">
            <text:p>78669.9414299976</text:p>
          </table:table-cell>
          <table:table-cell office:value-type="float" office:value="87480.1579336707" calcext:value-type="float">
            <text:p>87480.1579336707</text:p>
          </table:table-cell>
          <table:table-cell office:value-type="float" office:value="95985.0904815769" calcext:value-type="float">
            <text:p>95985.0904815769</text:p>
          </table:table-cell>
          <table:table-cell office:value-type="float" office:value="86048.3144534229" calcext:value-type="float">
            <text:p>86048.3144534229</text:p>
          </table:table-cell>
          <table:table-cell office:value-type="float" office:value="97957.6484282768" calcext:value-type="float">
            <text:p>97957.6484282768</text:p>
          </table:table-cell>
          <table:table-cell office:value-type="float" office:value="109981.330332472" calcext:value-type="float">
            <text:p>109981.330332472</text:p>
          </table:table-cell>
          <table:table-cell office:value-type="float" office:value="108775.833775094" calcext:value-type="float">
            <text:p>108775.833775094</text:p>
          </table:table-cell>
          <table:table-cell office:value-type="float" office:value="110988.431101625" calcext:value-type="float">
            <text:p>110988.431101625</text:p>
          </table:table-cell>
          <table:table-cell office:value-type="float" office:value="117754.980300528" calcext:value-type="float">
            <text:p>117754.980300528</text:p>
          </table:table-cell>
        </table:table-row>
        <table:table-row table:style-name="ro1">
          <table:table-cell office:value-type="string" calcext:value-type="string">
            <text:p>DVA_INTrexI2</text:p>
          </table:table-cell>
          <table:table-cell office:value-type="float" office:value="14320.3735353285" calcext:value-type="float">
            <text:p>14320.3735353285</text:p>
          </table:table-cell>
          <table:table-cell office:value-type="float" office:value="13594.284614989" calcext:value-type="float">
            <text:p>13594.284614989</text:p>
          </table:table-cell>
          <table:table-cell office:value-type="float" office:value="13628.9505252289" calcext:value-type="float">
            <text:p>13628.9505252289</text:p>
          </table:table-cell>
          <table:table-cell office:value-type="float" office:value="14811.9552624532" calcext:value-type="float">
            <text:p>14811.9552624532</text:p>
          </table:table-cell>
          <table:table-cell office:value-type="float" office:value="18109.3220641447" calcext:value-type="float">
            <text:p>18109.3220641447</text:p>
          </table:table-cell>
          <table:table-cell office:value-type="float" office:value="20311.3041677373" calcext:value-type="float">
            <text:p>20311.3041677373</text:p>
          </table:table-cell>
          <table:table-cell office:value-type="float" office:value="24657.2985729216" calcext:value-type="float">
            <text:p>24657.2985729216</text:p>
          </table:table-cell>
          <table:table-cell office:value-type="float" office:value="28892.5160671165" calcext:value-type="float">
            <text:p>28892.5160671165</text:p>
          </table:table-cell>
          <table:table-cell office:value-type="float" office:value="31846.8327310034" calcext:value-type="float">
            <text:p>31846.8327310034</text:p>
          </table:table-cell>
          <table:table-cell office:value-type="float" office:value="24617.1874074498" calcext:value-type="float">
            <text:p>24617.1874074498</text:p>
          </table:table-cell>
          <table:table-cell office:value-type="float" office:value="31032.0732951027" calcext:value-type="float">
            <text:p>31032.0732951027</text:p>
          </table:table-cell>
          <table:table-cell office:value-type="float" office:value="37087.1652696493" calcext:value-type="float">
            <text:p>37087.1652696493</text:p>
          </table:table-cell>
          <table:table-cell office:value-type="float" office:value="36010.9771955748" calcext:value-type="float">
            <text:p>36010.9771955748</text:p>
          </table:table-cell>
          <table:table-cell office:value-type="float" office:value="37195.060383047" calcext:value-type="float">
            <text:p>37195.060383047</text:p>
          </table:table-cell>
          <table:table-cell office:value-type="float" office:value="38518.0428307331" calcext:value-type="float">
            <text:p>38518.0428307331</text:p>
          </table:table-cell>
        </table:table-row>
        <table:table-row table:style-name="ro1">
          <table:table-cell office:value-type="string" calcext:value-type="string">
            <text:p>RDV_INT</text:p>
          </table:table-cell>
          <table:table-cell office:value-type="float" office:value="38054.0852728053" calcext:value-type="float">
            <text:p>38054.0852728053</text:p>
          </table:table-cell>
          <table:table-cell office:value-type="float" office:value="34815.1010577422" calcext:value-type="float">
            <text:p>34815.1010577422</text:p>
          </table:table-cell>
          <table:table-cell office:value-type="float" office:value="34766.6183934368" calcext:value-type="float">
            <text:p>34766.6183934368</text:p>
          </table:table-cell>
          <table:table-cell office:value-type="float" office:value="35843.1272531088" calcext:value-type="float">
            <text:p>35843.1272531088</text:p>
          </table:table-cell>
          <table:table-cell office:value-type="float" office:value="40574.0233925795" calcext:value-type="float">
            <text:p>40574.0233925795</text:p>
          </table:table-cell>
          <table:table-cell office:value-type="float" office:value="44698.4651629665" calcext:value-type="float">
            <text:p>44698.4651629665</text:p>
          </table:table-cell>
          <table:table-cell office:value-type="float" office:value="48349.7130434426" calcext:value-type="float">
            <text:p>48349.7130434426</text:p>
          </table:table-cell>
          <table:table-cell office:value-type="float" office:value="47668.8335816743" calcext:value-type="float">
            <text:p>47668.8335816743</text:p>
          </table:table-cell>
          <table:table-cell office:value-type="float" office:value="50377.0312287914" calcext:value-type="float">
            <text:p>50377.0312287914</text:p>
          </table:table-cell>
          <table:table-cell office:value-type="float" office:value="39159.4622740847" calcext:value-type="float">
            <text:p>39159.4622740847</text:p>
          </table:table-cell>
          <table:table-cell office:value-type="float" office:value="46382.8211897569" calcext:value-type="float">
            <text:p>46382.8211897569</text:p>
          </table:table-cell>
          <table:table-cell office:value-type="float" office:value="49737.8951113664" calcext:value-type="float">
            <text:p>49737.8951113664</text:p>
          </table:table-cell>
          <table:table-cell office:value-type="float" office:value="51375.0871431483" calcext:value-type="float">
            <text:p>51375.0871431483</text:p>
          </table:table-cell>
          <table:table-cell office:value-type="float" office:value="55542.208743235" calcext:value-type="float">
            <text:p>55542.208743235</text:p>
          </table:table-cell>
          <table:table-cell office:value-type="float" office:value="60713.5982551041" calcext:value-type="float">
            <text:p>60713.5982551041</text:p>
          </table:table-cell>
        </table:table-row>
        <table:table-row table:style-name="ro1">
          <table:table-cell office:value-type="string" calcext:value-type="string">
            <text:p>RDV_FIN</text:p>
          </table:table-cell>
          <table:table-cell office:value-type="float" office:value="52542.4476168108" calcext:value-type="float">
            <text:p>52542.4476168108</text:p>
          </table:table-cell>
          <table:table-cell office:value-type="float" office:value="48699.5758625878" calcext:value-type="float">
            <text:p>48699.5758625878</text:p>
          </table:table-cell>
          <table:table-cell office:value-type="float" office:value="46916.4972065515" calcext:value-type="float">
            <text:p>46916.4972065515</text:p>
          </table:table-cell>
          <table:table-cell office:value-type="float" office:value="47403.4391797443" calcext:value-type="float">
            <text:p>47403.4391797443</text:p>
          </table:table-cell>
          <table:table-cell office:value-type="float" office:value="50928.7873400519" calcext:value-type="float">
            <text:p>50928.7873400519</text:p>
          </table:table-cell>
          <table:table-cell office:value-type="float" office:value="50936.7290438899" calcext:value-type="float">
            <text:p>50936.7290438899</text:p>
          </table:table-cell>
          <table:table-cell office:value-type="float" office:value="54048.8436174389" calcext:value-type="float">
            <text:p>54048.8436174389</text:p>
          </table:table-cell>
          <table:table-cell office:value-type="float" office:value="55433.4244932894" calcext:value-type="float">
            <text:p>55433.4244932894</text:p>
          </table:table-cell>
          <table:table-cell office:value-type="float" office:value="51540.6290345836" calcext:value-type="float">
            <text:p>51540.6290345836</text:p>
          </table:table-cell>
          <table:table-cell office:value-type="float" office:value="42615.2008501782" calcext:value-type="float">
            <text:p>42615.2008501782</text:p>
          </table:table-cell>
          <table:table-cell office:value-type="float" office:value="51919.1567840862" calcext:value-type="float">
            <text:p>51919.1567840862</text:p>
          </table:table-cell>
          <table:table-cell office:value-type="float" office:value="52475.3972413473" calcext:value-type="float">
            <text:p>52475.3972413473</text:p>
          </table:table-cell>
          <table:table-cell office:value-type="float" office:value="54704.8144684956" calcext:value-type="float">
            <text:p>54704.8144684956</text:p>
          </table:table-cell>
          <table:table-cell office:value-type="float" office:value="50903.4208854212" calcext:value-type="float">
            <text:p>50903.4208854212</text:p>
          </table:table-cell>
          <table:table-cell office:value-type="float" office:value="53839.350455926" calcext:value-type="float">
            <text:p>53839.350455926</text:p>
          </table:table-cell>
        </table:table-row>
        <table:table-row table:style-name="ro1">
          <table:table-cell office:value-type="string" calcext:value-type="string">
            <text:p>RDV_FIN2</text:p>
          </table:table-cell>
          <table:table-cell office:value-type="float" office:value="5059.96288749217" calcext:value-type="float">
            <text:p>5059.96288749217</text:p>
          </table:table-cell>
          <table:table-cell office:value-type="float" office:value="4584.16727988865" calcext:value-type="float">
            <text:p>4584.16727988865</text:p>
          </table:table-cell>
          <table:table-cell office:value-type="float" office:value="4672.16911681268" calcext:value-type="float">
            <text:p>4672.16911681268</text:p>
          </table:table-cell>
          <table:table-cell office:value-type="float" office:value="4589.88171967077" calcext:value-type="float">
            <text:p>4589.88171967077</text:p>
          </table:table-cell>
          <table:table-cell office:value-type="float" office:value="5270.94239175484" calcext:value-type="float">
            <text:p>5270.94239175484</text:p>
          </table:table-cell>
          <table:table-cell office:value-type="float" office:value="5668.01690649457" calcext:value-type="float">
            <text:p>5668.01690649457</text:p>
          </table:table-cell>
          <table:table-cell office:value-type="float" office:value="6621.02625357083" calcext:value-type="float">
            <text:p>6621.02625357083</text:p>
          </table:table-cell>
          <table:table-cell office:value-type="float" office:value="7075.35825409809" calcext:value-type="float">
            <text:p>7075.35825409809</text:p>
          </table:table-cell>
          <table:table-cell office:value-type="float" office:value="6869.95239303644" calcext:value-type="float">
            <text:p>6869.95239303644</text:p>
          </table:table-cell>
          <table:table-cell office:value-type="float" office:value="5071.78097648651" calcext:value-type="float">
            <text:p>5071.78097648651</text:p>
          </table:table-cell>
          <table:table-cell office:value-type="float" office:value="6563.53114634546" calcext:value-type="float">
            <text:p>6563.53114634546</text:p>
          </table:table-cell>
          <table:table-cell office:value-type="float" office:value="7187.16066913027" calcext:value-type="float">
            <text:p>7187.16066913027</text:p>
          </table:table-cell>
          <table:table-cell office:value-type="float" office:value="7245.55917225524" calcext:value-type="float">
            <text:p>7245.55917225524</text:p>
          </table:table-cell>
          <table:table-cell office:value-type="float" office:value="6621.16800890774" calcext:value-type="float">
            <text:p>6621.16800890774</text:p>
          </table:table-cell>
          <table:table-cell office:value-type="float" office:value="6811.76189511058" calcext:value-type="float">
            <text:p>6811.76189511058</text:p>
          </table:table-cell>
        </table:table-row>
        <table:table-row table:style-name="ro1">
          <table:table-cell office:value-type="string" calcext:value-type="string">
            <text:p>OVA_FIN</text:p>
          </table:table-cell>
          <table:table-cell office:value-type="float" office:value="28795.333284413" calcext:value-type="float">
            <text:p>28795.333284413</text:p>
          </table:table-cell>
          <table:table-cell office:value-type="float" office:value="24696.5379310972" calcext:value-type="float">
            <text:p>24696.5379310972</text:p>
          </table:table-cell>
          <table:table-cell office:value-type="float" office:value="23037.4330357202" calcext:value-type="float">
            <text:p>23037.4330357202</text:p>
          </table:table-cell>
          <table:table-cell office:value-type="float" office:value="23736.3488672307" calcext:value-type="float">
            <text:p>23736.3488672307</text:p>
          </table:table-cell>
          <table:table-cell office:value-type="float" office:value="29169.4801570686" calcext:value-type="float">
            <text:p>29169.4801570686</text:p>
          </table:table-cell>
          <table:table-cell office:value-type="float" office:value="34856.4304306908" calcext:value-type="float">
            <text:p>34856.4304306908</text:p>
          </table:table-cell>
          <table:table-cell office:value-type="float" office:value="43265.2090598467" calcext:value-type="float">
            <text:p>43265.2090598467</text:p>
          </table:table-cell>
          <table:table-cell office:value-type="float" office:value="49429.0846643499" calcext:value-type="float">
            <text:p>49429.0846643499</text:p>
          </table:table-cell>
          <table:table-cell office:value-type="float" office:value="56882.6030631619" calcext:value-type="float">
            <text:p>56882.6030631619</text:p>
          </table:table-cell>
          <table:table-cell office:value-type="float" office:value="36499.3637392614" calcext:value-type="float">
            <text:p>36499.3637392614</text:p>
          </table:table-cell>
          <table:table-cell office:value-type="float" office:value="46222.4777100348" calcext:value-type="float">
            <text:p>46222.4777100348</text:p>
          </table:table-cell>
          <table:table-cell office:value-type="float" office:value="59529.0113811388" calcext:value-type="float">
            <text:p>59529.0113811388</text:p>
          </table:table-cell>
          <table:table-cell office:value-type="float" office:value="62828.5405222366" calcext:value-type="float">
            <text:p>62828.5405222366</text:p>
          </table:table-cell>
          <table:table-cell office:value-type="float" office:value="65441.7956387581" calcext:value-type="float">
            <text:p>65441.7956387581</text:p>
          </table:table-cell>
          <table:table-cell office:value-type="float" office:value="67323.2345577689" calcext:value-type="float">
            <text:p>67323.2345577689</text:p>
          </table:table-cell>
        </table:table-row>
        <table:table-row table:style-name="ro1">
          <table:table-cell office:value-type="string" calcext:value-type="string">
            <text:p>MVA_FIN</text:p>
          </table:table-cell>
          <table:table-cell office:value-type="float" office:value="4161.52381568732" calcext:value-type="float">
            <text:p>4161.52381568732</text:p>
          </table:table-cell>
          <table:table-cell office:value-type="float" office:value="3509.93930418077" calcext:value-type="float">
            <text:p>3509.93930418077</text:p>
          </table:table-cell>
          <table:table-cell office:value-type="float" office:value="3313.52891514743" calcext:value-type="float">
            <text:p>3313.52891514743</text:p>
          </table:table-cell>
          <table:table-cell office:value-type="float" office:value="3442.88867683285" calcext:value-type="float">
            <text:p>3442.88867683285</text:p>
          </table:table-cell>
          <table:table-cell office:value-type="float" office:value="4299.4053388759" calcext:value-type="float">
            <text:p>4299.4053388759</text:p>
          </table:table-cell>
          <table:table-cell office:value-type="float" office:value="5465.50037755041" calcext:value-type="float">
            <text:p>5465.50037755041</text:p>
          </table:table-cell>
          <table:table-cell office:value-type="float" office:value="6872.02133622834" calcext:value-type="float">
            <text:p>6872.02133622834</text:p>
          </table:table-cell>
          <table:table-cell office:value-type="float" office:value="7846.38571881301" calcext:value-type="float">
            <text:p>7846.38571881301</text:p>
          </table:table-cell>
          <table:table-cell office:value-type="float" office:value="9585.55373793285" calcext:value-type="float">
            <text:p>9585.55373793285</text:p>
          </table:table-cell>
          <table:table-cell office:value-type="float" office:value="5992.52915024296" calcext:value-type="float">
            <text:p>5992.52915024296</text:p>
          </table:table-cell>
          <table:table-cell office:value-type="float" office:value="7825.03675503691" calcext:value-type="float">
            <text:p>7825.03675503691</text:p>
          </table:table-cell>
          <table:table-cell office:value-type="float" office:value="9891.48674714944" calcext:value-type="float">
            <text:p>9891.48674714944</text:p>
          </table:table-cell>
          <table:table-cell office:value-type="float" office:value="10963.934132671" calcext:value-type="float">
            <text:p>10963.934132671</text:p>
          </table:table-cell>
          <table:table-cell office:value-type="float" office:value="10749.3570163619" calcext:value-type="float">
            <text:p>10749.3570163619</text:p>
          </table:table-cell>
          <table:table-cell office:value-type="float" office:value="10644.4714327048" calcext:value-type="float">
            <text:p>10644.4714327048</text:p>
          </table:table-cell>
        </table:table-row>
        <table:table-row table:style-name="ro1">
          <table:table-cell office:value-type="string" calcext:value-type="string">
            <text:p>OVA_INT</text:p>
          </table:table-cell>
          <table:table-cell office:value-type="float" office:value="24884.679806701" calcext:value-type="float">
            <text:p>24884.679806701</text:p>
          </table:table-cell>
          <table:table-cell office:value-type="float" office:value="21210.213080688" calcext:value-type="float">
            <text:p>21210.213080688</text:p>
          </table:table-cell>
          <table:table-cell office:value-type="float" office:value="20728.3081273804" calcext:value-type="float">
            <text:p>20728.3081273804</text:p>
          </table:table-cell>
          <table:table-cell office:value-type="float" office:value="22669.8651048371" calcext:value-type="float">
            <text:p>22669.8651048371</text:p>
          </table:table-cell>
          <table:table-cell office:value-type="float" office:value="28592.1941946484" calcext:value-type="float">
            <text:p>28592.1941946484</text:p>
          </table:table-cell>
          <table:table-cell office:value-type="float" office:value="34434.8585594017" calcext:value-type="float">
            <text:p>34434.8585594017</text:p>
          </table:table-cell>
          <table:table-cell office:value-type="float" office:value="41828.6517325495" calcext:value-type="float">
            <text:p>41828.6517325495</text:p>
          </table:table-cell>
          <table:table-cell office:value-type="float" office:value="46776.5464373276" calcext:value-type="float">
            <text:p>46776.5464373276</text:p>
          </table:table-cell>
          <table:table-cell office:value-type="float" office:value="61279.1084661496" calcext:value-type="float">
            <text:p>61279.1084661496</text:p>
          </table:table-cell>
          <table:table-cell office:value-type="float" office:value="41923.4002361467" calcext:value-type="float">
            <text:p>41923.4002361467</text:p>
          </table:table-cell>
          <table:table-cell office:value-type="float" office:value="54526.2212370382" calcext:value-type="float">
            <text:p>54526.2212370382</text:p>
          </table:table-cell>
          <table:table-cell office:value-type="float" office:value="71501.1886091731" calcext:value-type="float">
            <text:p>71501.1886091731</text:p>
          </table:table-cell>
          <table:table-cell office:value-type="float" office:value="73048.7542615909" calcext:value-type="float">
            <text:p>73048.7542615909</text:p>
          </table:table-cell>
          <table:table-cell office:value-type="float" office:value="73108.5664139021" calcext:value-type="float">
            <text:p>73108.5664139021</text:p>
          </table:table-cell>
          <table:table-cell office:value-type="float" office:value="74547.4266959697" calcext:value-type="float">
            <text:p>74547.4266959697</text:p>
          </table:table-cell>
        </table:table-row>
        <table:table-row table:style-name="ro1">
          <table:table-cell office:value-type="string" calcext:value-type="string">
            <text:p>MVA_INT</text:p>
          </table:table-cell>
          <table:table-cell office:value-type="float" office:value="3363.70817345893" calcext:value-type="float">
            <text:p>3363.70817345893</text:p>
          </table:table-cell>
          <table:table-cell office:value-type="float" office:value="2851.71019857249" calcext:value-type="float">
            <text:p>2851.71019857249</text:p>
          </table:table-cell>
          <table:table-cell office:value-type="float" office:value="2905.20144291343" calcext:value-type="float">
            <text:p>2905.20144291343</text:p>
          </table:table-cell>
          <table:table-cell office:value-type="float" office:value="3266.61525604595" calcext:value-type="float">
            <text:p>3266.61525604595</text:p>
          </table:table-cell>
          <table:table-cell office:value-type="float" office:value="4091.65010504681" calcext:value-type="float">
            <text:p>4091.65010504681</text:p>
          </table:table-cell>
          <table:table-cell office:value-type="float" office:value="5057.58753707701" calcext:value-type="float">
            <text:p>5057.58753707701</text:p>
          </table:table-cell>
          <table:table-cell office:value-type="float" office:value="6456.46931825245" calcext:value-type="float">
            <text:p>6456.46931825245</text:p>
          </table:table-cell>
          <table:table-cell office:value-type="float" office:value="7524.57828744805" calcext:value-type="float">
            <text:p>7524.57828744805</text:p>
          </table:table-cell>
          <table:table-cell office:value-type="float" office:value="10503.4557970538" calcext:value-type="float">
            <text:p>10503.4557970538</text:p>
          </table:table-cell>
          <table:table-cell office:value-type="float" office:value="7189.71976190859" calcext:value-type="float">
            <text:p>7189.71976190859</text:p>
          </table:table-cell>
          <table:table-cell office:value-type="float" office:value="9587.0657876622" calcext:value-type="float">
            <text:p>9587.0657876622</text:p>
          </table:table-cell>
          <table:table-cell office:value-type="float" office:value="12443.6961850885" calcext:value-type="float">
            <text:p>12443.6961850885</text:p>
          </table:table-cell>
          <table:table-cell office:value-type="float" office:value="13719.4992706758" calcext:value-type="float">
            <text:p>13719.4992706758</text:p>
          </table:table-cell>
          <table:table-cell office:value-type="float" office:value="12645.2728464417" calcext:value-type="float">
            <text:p>12645.2728464417</text:p>
          </table:table-cell>
          <table:table-cell office:value-type="float" office:value="12421.8637756022" calcext:value-type="float">
            <text:p>12421.8637756022</text:p>
          </table:table-cell>
        </table:table-row>
        <table:table-row table:style-name="ro1">
          <table:table-cell office:value-type="string" calcext:value-type="string">
            <text:p>DDC_FIN</text:p>
          </table:table-cell>
          <table:table-cell office:value-type="float" office:value="2979.00607907627" calcext:value-type="float">
            <text:p>2979.00607907627</text:p>
          </table:table-cell>
          <table:table-cell office:value-type="float" office:value="2483.16695570638" calcext:value-type="float">
            <text:p>2483.16695570638</text:p>
          </table:table-cell>
          <table:table-cell office:value-type="float" office:value="2214.02106825067" calcext:value-type="float">
            <text:p>2214.02106825067</text:p>
          </table:table-cell>
          <table:table-cell office:value-type="float" office:value="2110.40484169252" calcext:value-type="float">
            <text:p>2110.40484169252</text:p>
          </table:table-cell>
          <table:table-cell office:value-type="float" office:value="2400.38000571253" calcext:value-type="float">
            <text:p>2400.38000571253</text:p>
          </table:table-cell>
          <table:table-cell office:value-type="float" office:value="2765.03644698349" calcext:value-type="float">
            <text:p>2765.03644698349</text:p>
          </table:table-cell>
          <table:table-cell office:value-type="float" office:value="3302.50726716148" calcext:value-type="float">
            <text:p>3302.50726716148</text:p>
          </table:table-cell>
          <table:table-cell office:value-type="float" office:value="3699.13969426219" calcext:value-type="float">
            <text:p>3699.13969426219</text:p>
          </table:table-cell>
          <table:table-cell office:value-type="float" office:value="3914.38839568744" calcext:value-type="float">
            <text:p>3914.38839568744</text:p>
          </table:table-cell>
          <table:table-cell office:value-type="float" office:value="2616.4466253964" calcext:value-type="float">
            <text:p>2616.4466253964</text:p>
          </table:table-cell>
          <table:table-cell office:value-type="float" office:value="3316.09857555432" calcext:value-type="float">
            <text:p>3316.09857555432</text:p>
          </table:table-cell>
          <table:table-cell office:value-type="float" office:value="3896.75712220737" calcext:value-type="float">
            <text:p>3896.75712220737</text:p>
          </table:table-cell>
          <table:table-cell office:value-type="float" office:value="4166.13429077974" calcext:value-type="float">
            <text:p>4166.13429077974</text:p>
          </table:table-cell>
          <table:table-cell office:value-type="float" office:value="4412.53663983164" calcext:value-type="float">
            <text:p>4412.53663983164</text:p>
          </table:table-cell>
          <table:table-cell office:value-type="float" office:value="4825.36731657681" calcext:value-type="float">
            <text:p>4825.36731657681</text:p>
          </table:table-cell>
        </table:table-row>
        <table:table-row table:style-name="ro1">
          <table:table-cell office:value-type="string" calcext:value-type="string">
            <text:p>DDC_INT</text:p>
          </table:table-cell>
          <table:table-cell office:value-type="float" office:value="4605.88286600659" calcext:value-type="float">
            <text:p>4605.88286600659</text:p>
          </table:table-cell>
          <table:table-cell office:value-type="float" office:value="3722.91476238687" calcext:value-type="float">
            <text:p>3722.91476238687</text:p>
          </table:table-cell>
          <table:table-cell office:value-type="float" office:value="3423.54215419918" calcext:value-type="float">
            <text:p>3423.54215419918</text:p>
          </table:table-cell>
          <table:table-cell office:value-type="float" office:value="3393.46439510419" calcext:value-type="float">
            <text:p>3393.46439510419</text:p>
          </table:table-cell>
          <table:table-cell office:value-type="float" office:value="3973.77707555099" calcext:value-type="float">
            <text:p>3973.77707555099</text:p>
          </table:table-cell>
          <table:table-cell office:value-type="float" office:value="4532.79986306902" calcext:value-type="float">
            <text:p>4532.79986306902</text:p>
          </table:table-cell>
          <table:table-cell office:value-type="float" office:value="5288.46914626599" calcext:value-type="float">
            <text:p>5288.46914626599</text:p>
          </table:table-cell>
          <table:table-cell office:value-type="float" office:value="5726.7463888429" calcext:value-type="float">
            <text:p>5726.7463888429</text:p>
          </table:table-cell>
          <table:table-cell office:value-type="float" office:value="6648.13240678092" calcext:value-type="float">
            <text:p>6648.13240678092</text:p>
          </table:table-cell>
          <table:table-cell office:value-type="float" office:value="4520.4769812871" calcext:value-type="float">
            <text:p>4520.4769812871</text:p>
          </table:table-cell>
          <table:table-cell office:value-type="float" office:value="6007.41425230643" calcext:value-type="float">
            <text:p>6007.41425230643</text:p>
          </table:table-cell>
          <table:table-cell office:value-type="float" office:value="7268.48694612296" calcext:value-type="float">
            <text:p>7268.48694612296</text:p>
          </table:table-cell>
          <table:table-cell office:value-type="float" office:value="7397.03140405145" calcext:value-type="float">
            <text:p>7397.03140405145</text:p>
          </table:table-cell>
          <table:table-cell office:value-type="float" office:value="7714.19708155165" calcext:value-type="float">
            <text:p>7714.19708155165</text:p>
          </table:table-cell>
          <table:table-cell office:value-type="float" office:value="8507.76301298173" calcext:value-type="float">
            <text:p>8507.76301298173</text:p>
          </table:table-cell>
        </table:table-row>
        <table:table-row table:style-name="ro1">
          <table:table-cell office:value-type="string" calcext:value-type="string">
            <text:p>ODC</text:p>
          </table:table-cell>
          <table:table-cell office:value-type="float" office:value="22881.7739452978" calcext:value-type="float">
            <text:p>22881.7739452978</text:p>
          </table:table-cell>
          <table:table-cell office:value-type="float" office:value="18754.1942662917" calcext:value-type="float">
            <text:p>18754.1942662917</text:p>
          </table:table-cell>
          <table:table-cell office:value-type="float" office:value="18026.6725079108" calcext:value-type="float">
            <text:p>18026.6725079108</text:p>
          </table:table-cell>
          <table:table-cell office:value-type="float" office:value="19193.589840481" calcext:value-type="float">
            <text:p>19193.589840481</text:p>
          </table:table-cell>
          <table:table-cell office:value-type="float" office:value="24734.9877332633" calcext:value-type="float">
            <text:p>24734.9877332633</text:p>
          </table:table-cell>
          <table:table-cell office:value-type="float" office:value="29165.2111467112" calcext:value-type="float">
            <text:p>29165.2111467112</text:p>
          </table:table-cell>
          <table:table-cell office:value-type="float" office:value="35372.4489172214" calcext:value-type="float">
            <text:p>35372.4489172214</text:p>
          </table:table-cell>
          <table:table-cell office:value-type="float" office:value="38357.7621469333" calcext:value-type="float">
            <text:p>38357.7621469333</text:p>
          </table:table-cell>
          <table:table-cell office:value-type="float" office:value="45309.6303669572" calcext:value-type="float">
            <text:p>45309.6303669572</text:p>
          </table:table-cell>
          <table:table-cell office:value-type="float" office:value="27924.7372574146" calcext:value-type="float">
            <text:p>27924.7372574146</text:p>
          </table:table-cell>
          <table:table-cell office:value-type="float" office:value="38041.4595214558" calcext:value-type="float">
            <text:p>38041.4595214558</text:p>
          </table:table-cell>
          <table:table-cell office:value-type="float" office:value="49923.3432017924" calcext:value-type="float">
            <text:p>49923.3432017924</text:p>
          </table:table-cell>
          <table:table-cell office:value-type="float" office:value="50372.7700637909" calcext:value-type="float">
            <text:p>50372.7700637909</text:p>
          </table:table-cell>
          <table:table-cell office:value-type="float" office:value="53202.9502359436" calcext:value-type="float">
            <text:p>53202.9502359436</text:p>
          </table:table-cell>
          <table:table-cell office:value-type="float" office:value="54672.6385134038" calcext:value-type="float">
            <text:p>54672.6385134038</text:p>
          </table:table-cell>
        </table:table-row>
        <table:table-row table:style-name="ro1">
          <table:table-cell office:value-type="string" calcext:value-type="string">
            <text:p>MDC</text:p>
          </table:table-cell>
          <table:table-cell office:value-type="float" office:value="3224.38485159936" calcext:value-type="float">
            <text:p>3224.38485159936</text:p>
          </table:table-cell>
          <table:table-cell office:value-type="float" office:value="2671.23448860934" calcext:value-type="float">
            <text:p>2671.23448860934</text:p>
          </table:table-cell>
          <table:table-cell office:value-type="float" office:value="2616.28308388499" calcext:value-type="float">
            <text:p>2616.28308388499</text:p>
          </table:table-cell>
          <table:table-cell office:value-type="float" office:value="2796.69032454051" calcext:value-type="float">
            <text:p>2796.69032454051</text:p>
          </table:table-cell>
          <table:table-cell office:value-type="float" office:value="3499.94740668695" calcext:value-type="float">
            <text:p>3499.94740668695</text:p>
          </table:table-cell>
          <table:table-cell office:value-type="float" office:value="4219.8092703774" calcext:value-type="float">
            <text:p>4219.8092703774</text:p>
          </table:table-cell>
          <table:table-cell office:value-type="float" office:value="5210.30495331371" calcext:value-type="float">
            <text:p>5210.30495331371</text:p>
          </table:table-cell>
          <table:table-cell office:value-type="float" office:value="5693.67254987355" calcext:value-type="float">
            <text:p>5693.67254987355</text:p>
          </table:table-cell>
          <table:table-cell office:value-type="float" office:value="6957.32902588571" calcext:value-type="float">
            <text:p>6957.32902588571</text:p>
          </table:table-cell>
          <table:table-cell office:value-type="float" office:value="3998.83447013604" calcext:value-type="float">
            <text:p>3998.83447013604</text:p>
          </table:table-cell>
          <table:table-cell office:value-type="float" office:value="5664.05126830184" calcext:value-type="float">
            <text:p>5664.05126830184</text:p>
          </table:table-cell>
          <table:table-cell office:value-type="float" office:value="7438.87013716409" calcext:value-type="float">
            <text:p>7438.87013716409</text:p>
          </table:table-cell>
          <table:table-cell office:value-type="float" office:value="7925.22280670458" calcext:value-type="float">
            <text:p>7925.22280670458</text:p>
          </table:table-cell>
          <table:table-cell office:value-type="float" office:value="7324.37839097177" calcext:value-type="float">
            <text:p>7324.37839097177</text:p>
          </table:table-cell>
          <table:table-cell office:value-type="float" office:value="7252.37267573808" calcext:value-type="float">
            <text:p>7252.37267573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/00/0000</text:date>, <text:time style:data-style-name="N2" text:time-value="19:43:11.839934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20:00:23.155697145</dc:date>
    <meta:editing-duration>PT29M22S</meta:editing-duration>
    <meta:editing-cycles>4</meta:editing-cycles>
    <meta:generator>LibreOffice/5.4.1.2$MacOSX_X86_64 LibreOffice_project/ea7cb86e6eeb2bf3a5af73a8f7777ac570321527</meta:generator>
    <meta:document-statistic meta:table-count="1" meta:cell-count="27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31cm" svg:y="0.315cm" chart:style-name="ch2">
          <text:p>DVA in Total Exports Decomposition</text:p>
        </chart:title>
        <chart:subtitle svg:x="4.383cm" svg:y="1.269cm" chart:style-name="ch3">
          <text:p>United States, 2000-2014 (millions of $)</text:p>
        </chart:subtitle>
        <chart:legend chart:legend-position="end" svg:x="12.457cm" svg:y="3.345cm" style:legend-expansion="high" chart:style-name="ch4"/>
        <chart:plot-area chart:style-name="ch5" table:cell-range-address="usa2all_agg_component.A1:usa2all_agg_component.P6" chart:data-source-has-labels="both" svg:x="1.302cm" svg:y="2.084cm" svg:width="10.835cm" svg:height="5.784cm">
          <chartooo:coordinate-region svg:x="2.668cm" svg:y="2.255cm" svg:width="9.25cm" svg:height="5.022cm"/>
          <chart:axis chart:dimension="x" chart:name="primary-x" chart:style-name="ch6" chartooo:axis-type="auto">
            <chartooo:date-scale/>
            <chart:title svg:x="6.321cm" svg:y="8.049cm" chart:style-name="ch7">
              <text:p>Year</text:p>
            </chart:title>
            <chart:categories table:cell-range-address="usa2all_agg_component.B1:usa2all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all_agg_component.B2:usa2all_agg_component.P2" chart:label-cell-address="usa2all_agg_component.A2:usa2all_agg_component.A2" chart:class="chart:line">
            <chart:data-point chart:repeated="15"/>
          </chart:series>
          <chart:series chart:style-name="ch12" chart:values-cell-range-address="usa2all_agg_component.B3:usa2all_agg_component.P3" chart:label-cell-address="usa2all_agg_component.A3:usa2all_agg_component.A3" chart:class="chart:line">
            <chart:data-point chart:repeated="15"/>
          </chart:series>
          <chart:series chart:style-name="ch13" chart:values-cell-range-address="usa2all_agg_component.B4:usa2all_agg_component.P4" chart:label-cell-address="usa2all_agg_component.A4:usa2all_agg_component.A4" chart:class="chart:line">
            <chart:data-point chart:repeated="15"/>
          </chart:series>
          <chart:series chart:style-name="ch14" chart:values-cell-range-address="usa2all_agg_component.B5:usa2all_agg_component.P5" chart:label-cell-address="usa2all_agg_component.A5:usa2all_agg_component.A5" chart:class="chart:line">
            <chart:data-point chart:repeated="15"/>
          </chart:series>
          <chart:series chart:style-name="ch15" chart:values-cell-range-address="usa2all_agg_component.B6:usa2all_agg_component.P6" chart:label-cell-address="usa2all_agg_component.A6:usa2all_agg_component.A6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all_agg_component.B1:usa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_FIN</text:p>
                <draw:g>
                  <svg:desc>usa2all_agg_component.A2:usa2all_agg_component.A2</svg:desc>
                </draw:g>
              </table:table-cell>
              <table:table-cell office:value-type="float" office:value="315800.416952726">
                <text:p>315800.416952726</text:p>
                <draw:g>
                  <svg:desc>usa2all_agg_component.B2:usa2all_agg_component.P2</svg:desc>
                </draw:g>
              </table:table-cell>
              <table:table-cell office:value-type="float" office:value="297500.099308816">
                <text:p>297500.099308816</text:p>
              </table:table-cell>
              <table:table-cell office:value-type="float" office:value="285761.644505239">
                <text:p>285761.644505239</text:p>
              </table:table-cell>
              <table:table-cell office:value-type="float" office:value="292277.51782194">
                <text:p>292277.51782194</text:p>
              </table:table-cell>
              <table:table-cell office:value-type="float" office:value="321659.314070345">
                <text:p>321659.314070345</text:p>
              </table:table-cell>
              <table:table-cell office:value-type="float" office:value="357407.291898906">
                <text:p>357407.291898906</text:p>
              </table:table-cell>
              <table:table-cell office:value-type="float" office:value="407900.356887469">
                <text:p>407900.356887469</text:p>
              </table:table-cell>
              <table:table-cell office:value-type="float" office:value="463435.82101406">
                <text:p>463435.82101406</text:p>
              </table:table-cell>
              <table:table-cell office:value-type="float" office:value="477934.58141282">
                <text:p>477934.58141282</text:p>
              </table:table-cell>
              <table:table-cell office:value-type="float" office:value="420380.72877432">
                <text:p>420380.72877432</text:p>
              </table:table-cell>
              <table:table-cell office:value-type="float" office:value="473887.66795282">
                <text:p>473887.66795282</text:p>
              </table:table-cell>
              <table:table-cell office:value-type="float" office:value="526744.990701056">
                <text:p>526744.990701056</text:p>
              </table:table-cell>
              <table:table-cell office:value-type="float" office:value="556627.551965781">
                <text:p>556627.551965781</text:p>
              </table:table-cell>
              <table:table-cell office:value-type="float" office:value="566862.559213864">
                <text:p>566862.559213864</text:p>
              </table:table-cell>
              <table:table-cell office:value-type="float" office:value="581050.707933984">
                <text:p>581050.707933984</text:p>
              </table:table-cell>
            </table:table-row>
            <table:table-row>
              <table:table-cell office:value-type="string">
                <text:p>DVA_INT</text:p>
                <draw:g>
                  <svg:desc>usa2all_agg_component.A3:usa2all_agg_component.A3</svg:desc>
                </draw:g>
              </table:table-cell>
              <table:table-cell office:value-type="float" office:value="284163.22646494">
                <text:p>284163.22646494</text:p>
                <draw:g>
                  <svg:desc>usa2all_agg_component.B3:usa2all_agg_component.P3</svg:desc>
                </draw:g>
              </table:table-cell>
              <table:table-cell office:value-type="float" office:value="277141.151982031">
                <text:p>277141.151982031</text:p>
              </table:table-cell>
              <table:table-cell office:value-type="float" office:value="274568.890222319">
                <text:p>274568.890222319</text:p>
              </table:table-cell>
              <table:table-cell office:value-type="float" office:value="288584.89413581">
                <text:p>288584.89413581</text:p>
              </table:table-cell>
              <table:table-cell office:value-type="float" office:value="319283.802076817">
                <text:p>319283.802076817</text:p>
              </table:table-cell>
              <table:table-cell office:value-type="float" office:value="346438.858389884">
                <text:p>346438.858389884</text:p>
              </table:table-cell>
              <table:table-cell office:value-type="float" office:value="390727.855024213">
                <text:p>390727.855024213</text:p>
              </table:table-cell>
              <table:table-cell office:value-type="float" office:value="448927.123573593">
                <text:p>448927.123573593</text:p>
              </table:table-cell>
              <table:table-cell office:value-type="float" office:value="518634.235576229">
                <text:p>518634.235576229</text:p>
              </table:table-cell>
              <table:table-cell office:value-type="float" office:value="472909.376448633">
                <text:p>472909.376448633</text:p>
              </table:table-cell>
              <table:table-cell office:value-type="float" office:value="532677.471299732">
                <text:p>532677.471299732</text:p>
              </table:table-cell>
              <table:table-cell office:value-type="float" office:value="594103.672523115">
                <text:p>594103.672523115</text:p>
              </table:table-cell>
              <table:table-cell office:value-type="float" office:value="614904.706631688">
                <text:p>614904.706631688</text:p>
              </table:table-cell>
              <table:table-cell office:value-type="float" office:value="622205.679525406">
                <text:p>622205.679525406</text:p>
              </table:table-cell>
              <table:table-cell office:value-type="float" office:value="642743.878926596">
                <text:p>642743.878926596</text:p>
              </table:table-cell>
            </table:table-row>
            <table:table-row>
              <table:table-cell office:value-type="string">
                <text:p>DVA_INTrexI1</text:p>
                <draw:g>
                  <svg:desc>usa2all_agg_component.A4:usa2all_agg_component.A4</svg:desc>
                </draw:g>
              </table:table-cell>
              <table:table-cell office:value-type="float" office:value="59255.5858606928">
                <text:p>59255.5858606928</text:p>
                <draw:g>
                  <svg:desc>usa2all_agg_component.B4:usa2all_agg_component.P4</svg:desc>
                </draw:g>
              </table:table-cell>
              <table:table-cell office:value-type="float" office:value="55405.5621097161">
                <text:p>55405.5621097161</text:p>
              </table:table-cell>
              <table:table-cell office:value-type="float" office:value="55939.7617653493">
                <text:p>55939.7617653493</text:p>
              </table:table-cell>
              <table:table-cell office:value-type="float" office:value="59774.362350901">
                <text:p>59774.362350901</text:p>
              </table:table-cell>
              <table:table-cell office:value-type="float" office:value="69564.9450513123">
                <text:p>69564.9450513123</text:p>
              </table:table-cell>
              <table:table-cell office:value-type="float" office:value="77236.2858826297">
                <text:p>77236.2858826297</text:p>
              </table:table-cell>
              <table:table-cell office:value-type="float" office:value="88734.8692912008">
                <text:p>88734.8692912008</text:p>
              </table:table-cell>
              <table:table-cell office:value-type="float" office:value="107913.26617965">
                <text:p>107913.26617965</text:p>
              </table:table-cell>
              <table:table-cell office:value-type="float" office:value="123067.711943575">
                <text:p>123067.711943575</text:p>
              </table:table-cell>
              <table:table-cell office:value-type="float" office:value="105404.681093971">
                <text:p>105404.681093971</text:p>
              </table:table-cell>
              <table:table-cell office:value-type="float" office:value="125172.599199233">
                <text:p>125172.599199233</text:p>
              </table:table-cell>
              <table:table-cell office:value-type="float" office:value="147703.342540102">
                <text:p>147703.342540102</text:p>
              </table:table-cell>
              <table:table-cell office:value-type="float" office:value="149612.286245371">
                <text:p>149612.286245371</text:p>
              </table:table-cell>
              <table:table-cell office:value-type="float" office:value="161466.837928792">
                <text:p>161466.837928792</text:p>
              </table:table-cell>
              <table:table-cell office:value-type="float" office:value="164684.631114057">
                <text:p>164684.631114057</text:p>
              </table:table-cell>
            </table:table-row>
            <table:table-row>
              <table:table-cell office:value-type="string">
                <text:p>DVA_INTrexF</text:p>
                <draw:g>
                  <svg:desc>usa2all_agg_component.A5:usa2all_agg_component.A5</svg:desc>
                </draw:g>
              </table:table-cell>
              <table:table-cell office:value-type="float" office:value="53883.5019118278">
                <text:p>53883.5019118278</text:p>
                <draw:g>
                  <svg:desc>usa2all_agg_component.B5:usa2all_agg_component.P5</svg:desc>
                </draw:g>
              </table:table-cell>
              <table:table-cell office:value-type="float" office:value="51792.3867140641">
                <text:p>51792.3867140641</text:p>
              </table:table-cell>
              <table:table-cell office:value-type="float" office:value="51938.3584014589">
                <text:p>51938.3584014589</text:p>
              </table:table-cell>
              <table:table-cell office:value-type="float" office:value="53790.9552939431">
                <text:p>53790.9552939431</text:p>
              </table:table-cell>
              <table:table-cell office:value-type="float" office:value="62479.197426485">
                <text:p>62479.197426485</text:p>
              </table:table-cell>
              <table:table-cell office:value-type="float" office:value="68337.1152236989">
                <text:p>68337.1152236989</text:p>
              </table:table-cell>
              <table:table-cell office:value-type="float" office:value="78669.9414299976">
                <text:p>78669.9414299976</text:p>
              </table:table-cell>
              <table:table-cell office:value-type="float" office:value="87480.1579336707">
                <text:p>87480.1579336707</text:p>
              </table:table-cell>
              <table:table-cell office:value-type="float" office:value="95985.0904815769">
                <text:p>95985.0904815769</text:p>
              </table:table-cell>
              <table:table-cell office:value-type="float" office:value="86048.3144534229">
                <text:p>86048.3144534229</text:p>
              </table:table-cell>
              <table:table-cell office:value-type="float" office:value="97957.6484282768">
                <text:p>97957.6484282768</text:p>
              </table:table-cell>
              <table:table-cell office:value-type="float" office:value="109981.330332472">
                <text:p>109981.330332472</text:p>
              </table:table-cell>
              <table:table-cell office:value-type="float" office:value="108775.833775094">
                <text:p>108775.833775094</text:p>
              </table:table-cell>
              <table:table-cell office:value-type="float" office:value="110988.431101625">
                <text:p>110988.431101625</text:p>
              </table:table-cell>
              <table:table-cell office:value-type="float" office:value="117754.980300528">
                <text:p>117754.980300528</text:p>
              </table:table-cell>
            </table:table-row>
            <table:table-row>
              <table:table-cell office:value-type="string">
                <text:p>DVA_INTrexI2</text:p>
                <draw:g>
                  <svg:desc>usa2all_agg_component.A6:usa2all_agg_component.A6</svg:desc>
                </draw:g>
              </table:table-cell>
              <table:table-cell office:value-type="float" office:value="14320.3735353285">
                <text:p>14320.3735353285</text:p>
                <draw:g>
                  <svg:desc>usa2all_agg_component.B6:usa2all_agg_component.P6</svg:desc>
                </draw:g>
              </table:table-cell>
              <table:table-cell office:value-type="float" office:value="13594.284614989">
                <text:p>13594.284614989</text:p>
              </table:table-cell>
              <table:table-cell office:value-type="float" office:value="13628.9505252289">
                <text:p>13628.9505252289</text:p>
              </table:table-cell>
              <table:table-cell office:value-type="float" office:value="14811.9552624532">
                <text:p>14811.9552624532</text:p>
              </table:table-cell>
              <table:table-cell office:value-type="float" office:value="18109.3220641447">
                <text:p>18109.3220641447</text:p>
              </table:table-cell>
              <table:table-cell office:value-type="float" office:value="20311.3041677373">
                <text:p>20311.3041677373</text:p>
              </table:table-cell>
              <table:table-cell office:value-type="float" office:value="24657.2985729216">
                <text:p>24657.2985729216</text:p>
              </table:table-cell>
              <table:table-cell office:value-type="float" office:value="28892.5160671165">
                <text:p>28892.5160671165</text:p>
              </table:table-cell>
              <table:table-cell office:value-type="float" office:value="31846.8327310034">
                <text:p>31846.8327310034</text:p>
              </table:table-cell>
              <table:table-cell office:value-type="float" office:value="24617.1874074498">
                <text:p>24617.1874074498</text:p>
              </table:table-cell>
              <table:table-cell office:value-type="float" office:value="31032.0732951027">
                <text:p>31032.0732951027</text:p>
              </table:table-cell>
              <table:table-cell office:value-type="float" office:value="37087.1652696493">
                <text:p>37087.1652696493</text:p>
              </table:table-cell>
              <table:table-cell office:value-type="float" office:value="36010.9771955748">
                <text:p>36010.9771955748</text:p>
              </table:table-cell>
              <table:table-cell office:value-type="float" office:value="37195.060383047">
                <text:p>37195.060383047</text:p>
              </table:table-cell>
              <table:table-cell office:value-type="float" office:value="38518.0428307331">
                <text:p>38518.0428307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00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231cm" svg:y="0.315cm" chart:style-name="ch2">
          <text:p>DVA in Total Exports Decomposition</text:p>
        </chart:title>
        <chart:subtitle svg:x="4.383cm" svg:y="1.269cm" chart:style-name="ch3">
          <text:p>United States, 2000-2014 (millions of $)</text:p>
        </chart:subtitle>
        <chart:legend chart:legend-position="end" svg:x="13.046cm" svg:y="3.345cm" style:legend-expansion="high" chart:style-name="ch4"/>
        <chart:plot-area chart:style-name="ch5" table:cell-range-address="usa2all_agg_component.A1:usa2all_agg_component.P6" chart:data-source-has-labels="both" svg:x="1.302cm" svg:y="2.084cm" svg:width="11.424cm" svg:height="5.784cm">
          <chartooo:coordinate-region svg:x="2.699cm" svg:y="2.255cm" svg:width="9.623cm" svg:height="5.022cm"/>
          <chart:axis chart:dimension="x" chart:name="primary-x" chart:style-name="ch6" chartooo:axis-type="auto">
            <chartooo:date-scale/>
            <chart:title svg:x="6.616cm" svg:y="8.049cm" chart:style-name="ch7">
              <text:p>Year</text:p>
            </chart:title>
            <chart:categories table:cell-range-address="usa2all_agg_component.B1:usa2all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all_agg_component.B2:usa2all_agg_component.P2" chart:label-cell-address="usa2all_agg_component.A2:usa2all_agg_component.A2" chart:class="chart:area">
            <chart:data-point chart:repeated="15"/>
          </chart:series>
          <chart:series chart:style-name="ch12" chart:values-cell-range-address="usa2all_agg_component.B3:usa2all_agg_component.P3" chart:label-cell-address="usa2all_agg_component.A3:usa2all_agg_component.A3" chart:class="chart:area">
            <chart:data-point chart:repeated="15"/>
          </chart:series>
          <chart:series chart:style-name="ch13" chart:values-cell-range-address="usa2all_agg_component.B4:usa2all_agg_component.P4" chart:label-cell-address="usa2all_agg_component.A4:usa2all_agg_component.A4" chart:class="chart:area">
            <chart:data-point chart:repeated="15"/>
          </chart:series>
          <chart:series chart:style-name="ch14" chart:values-cell-range-address="usa2all_agg_component.B5:usa2all_agg_component.P5" chart:label-cell-address="usa2all_agg_component.A5:usa2all_agg_component.A5" chart:class="chart:area">
            <chart:data-point chart:repeated="15"/>
          </chart:series>
          <chart:series chart:style-name="ch15" chart:values-cell-range-address="usa2all_agg_component.B6:usa2all_agg_component.P6" chart:label-cell-address="usa2all_agg_component.A6:usa2all_agg_component.A6" chart:class="chart:area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all_agg_component.B1:usa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_FIN</text:p>
                <draw:g>
                  <svg:desc>usa2all_agg_component.A2:usa2all_agg_component.A2</svg:desc>
                </draw:g>
              </table:table-cell>
              <table:table-cell office:value-type="float" office:value="315800.416952726">
                <text:p>315800.416952726</text:p>
                <draw:g>
                  <svg:desc>usa2all_agg_component.B2:usa2all_agg_component.P2</svg:desc>
                </draw:g>
              </table:table-cell>
              <table:table-cell office:value-type="float" office:value="297500.099308816">
                <text:p>297500.099308816</text:p>
              </table:table-cell>
              <table:table-cell office:value-type="float" office:value="285761.644505239">
                <text:p>285761.644505239</text:p>
              </table:table-cell>
              <table:table-cell office:value-type="float" office:value="292277.51782194">
                <text:p>292277.51782194</text:p>
              </table:table-cell>
              <table:table-cell office:value-type="float" office:value="321659.314070345">
                <text:p>321659.314070345</text:p>
              </table:table-cell>
              <table:table-cell office:value-type="float" office:value="357407.291898906">
                <text:p>357407.291898906</text:p>
              </table:table-cell>
              <table:table-cell office:value-type="float" office:value="407900.356887469">
                <text:p>407900.356887469</text:p>
              </table:table-cell>
              <table:table-cell office:value-type="float" office:value="463435.82101406">
                <text:p>463435.82101406</text:p>
              </table:table-cell>
              <table:table-cell office:value-type="float" office:value="477934.58141282">
                <text:p>477934.58141282</text:p>
              </table:table-cell>
              <table:table-cell office:value-type="float" office:value="420380.72877432">
                <text:p>420380.72877432</text:p>
              </table:table-cell>
              <table:table-cell office:value-type="float" office:value="473887.66795282">
                <text:p>473887.66795282</text:p>
              </table:table-cell>
              <table:table-cell office:value-type="float" office:value="526744.990701056">
                <text:p>526744.990701056</text:p>
              </table:table-cell>
              <table:table-cell office:value-type="float" office:value="556627.551965781">
                <text:p>556627.551965781</text:p>
              </table:table-cell>
              <table:table-cell office:value-type="float" office:value="566862.559213864">
                <text:p>566862.559213864</text:p>
              </table:table-cell>
              <table:table-cell office:value-type="float" office:value="581050.707933984">
                <text:p>581050.707933984</text:p>
              </table:table-cell>
            </table:table-row>
            <table:table-row>
              <table:table-cell office:value-type="string">
                <text:p>DVA_INT</text:p>
                <draw:g>
                  <svg:desc>usa2all_agg_component.A3:usa2all_agg_component.A3</svg:desc>
                </draw:g>
              </table:table-cell>
              <table:table-cell office:value-type="float" office:value="284163.22646494">
                <text:p>284163.22646494</text:p>
                <draw:g>
                  <svg:desc>usa2all_agg_component.B3:usa2all_agg_component.P3</svg:desc>
                </draw:g>
              </table:table-cell>
              <table:table-cell office:value-type="float" office:value="277141.151982031">
                <text:p>277141.151982031</text:p>
              </table:table-cell>
              <table:table-cell office:value-type="float" office:value="274568.890222319">
                <text:p>274568.890222319</text:p>
              </table:table-cell>
              <table:table-cell office:value-type="float" office:value="288584.89413581">
                <text:p>288584.89413581</text:p>
              </table:table-cell>
              <table:table-cell office:value-type="float" office:value="319283.802076817">
                <text:p>319283.802076817</text:p>
              </table:table-cell>
              <table:table-cell office:value-type="float" office:value="346438.858389884">
                <text:p>346438.858389884</text:p>
              </table:table-cell>
              <table:table-cell office:value-type="float" office:value="390727.855024213">
                <text:p>390727.855024213</text:p>
              </table:table-cell>
              <table:table-cell office:value-type="float" office:value="448927.123573593">
                <text:p>448927.123573593</text:p>
              </table:table-cell>
              <table:table-cell office:value-type="float" office:value="518634.235576229">
                <text:p>518634.235576229</text:p>
              </table:table-cell>
              <table:table-cell office:value-type="float" office:value="472909.376448633">
                <text:p>472909.376448633</text:p>
              </table:table-cell>
              <table:table-cell office:value-type="float" office:value="532677.471299732">
                <text:p>532677.471299732</text:p>
              </table:table-cell>
              <table:table-cell office:value-type="float" office:value="594103.672523115">
                <text:p>594103.672523115</text:p>
              </table:table-cell>
              <table:table-cell office:value-type="float" office:value="614904.706631688">
                <text:p>614904.706631688</text:p>
              </table:table-cell>
              <table:table-cell office:value-type="float" office:value="622205.679525406">
                <text:p>622205.679525406</text:p>
              </table:table-cell>
              <table:table-cell office:value-type="float" office:value="642743.878926596">
                <text:p>642743.878926596</text:p>
              </table:table-cell>
            </table:table-row>
            <table:table-row>
              <table:table-cell office:value-type="string">
                <text:p>DVA_INTrexI1</text:p>
                <draw:g>
                  <svg:desc>usa2all_agg_component.A4:usa2all_agg_component.A4</svg:desc>
                </draw:g>
              </table:table-cell>
              <table:table-cell office:value-type="float" office:value="59255.5858606928">
                <text:p>59255.5858606928</text:p>
                <draw:g>
                  <svg:desc>usa2all_agg_component.B4:usa2all_agg_component.P4</svg:desc>
                </draw:g>
              </table:table-cell>
              <table:table-cell office:value-type="float" office:value="55405.5621097161">
                <text:p>55405.5621097161</text:p>
              </table:table-cell>
              <table:table-cell office:value-type="float" office:value="55939.7617653493">
                <text:p>55939.7617653493</text:p>
              </table:table-cell>
              <table:table-cell office:value-type="float" office:value="59774.362350901">
                <text:p>59774.362350901</text:p>
              </table:table-cell>
              <table:table-cell office:value-type="float" office:value="69564.9450513123">
                <text:p>69564.9450513123</text:p>
              </table:table-cell>
              <table:table-cell office:value-type="float" office:value="77236.2858826297">
                <text:p>77236.2858826297</text:p>
              </table:table-cell>
              <table:table-cell office:value-type="float" office:value="88734.8692912008">
                <text:p>88734.8692912008</text:p>
              </table:table-cell>
              <table:table-cell office:value-type="float" office:value="107913.26617965">
                <text:p>107913.26617965</text:p>
              </table:table-cell>
              <table:table-cell office:value-type="float" office:value="123067.711943575">
                <text:p>123067.711943575</text:p>
              </table:table-cell>
              <table:table-cell office:value-type="float" office:value="105404.681093971">
                <text:p>105404.681093971</text:p>
              </table:table-cell>
              <table:table-cell office:value-type="float" office:value="125172.599199233">
                <text:p>125172.599199233</text:p>
              </table:table-cell>
              <table:table-cell office:value-type="float" office:value="147703.342540102">
                <text:p>147703.342540102</text:p>
              </table:table-cell>
              <table:table-cell office:value-type="float" office:value="149612.286245371">
                <text:p>149612.286245371</text:p>
              </table:table-cell>
              <table:table-cell office:value-type="float" office:value="161466.837928792">
                <text:p>161466.837928792</text:p>
              </table:table-cell>
              <table:table-cell office:value-type="float" office:value="164684.631114057">
                <text:p>164684.631114057</text:p>
              </table:table-cell>
            </table:table-row>
            <table:table-row>
              <table:table-cell office:value-type="string">
                <text:p>DVA_INTrexF</text:p>
                <draw:g>
                  <svg:desc>usa2all_agg_component.A5:usa2all_agg_component.A5</svg:desc>
                </draw:g>
              </table:table-cell>
              <table:table-cell office:value-type="float" office:value="53883.5019118278">
                <text:p>53883.5019118278</text:p>
                <draw:g>
                  <svg:desc>usa2all_agg_component.B5:usa2all_agg_component.P5</svg:desc>
                </draw:g>
              </table:table-cell>
              <table:table-cell office:value-type="float" office:value="51792.3867140641">
                <text:p>51792.3867140641</text:p>
              </table:table-cell>
              <table:table-cell office:value-type="float" office:value="51938.3584014589">
                <text:p>51938.3584014589</text:p>
              </table:table-cell>
              <table:table-cell office:value-type="float" office:value="53790.9552939431">
                <text:p>53790.9552939431</text:p>
              </table:table-cell>
              <table:table-cell office:value-type="float" office:value="62479.197426485">
                <text:p>62479.197426485</text:p>
              </table:table-cell>
              <table:table-cell office:value-type="float" office:value="68337.1152236989">
                <text:p>68337.1152236989</text:p>
              </table:table-cell>
              <table:table-cell office:value-type="float" office:value="78669.9414299976">
                <text:p>78669.9414299976</text:p>
              </table:table-cell>
              <table:table-cell office:value-type="float" office:value="87480.1579336707">
                <text:p>87480.1579336707</text:p>
              </table:table-cell>
              <table:table-cell office:value-type="float" office:value="95985.0904815769">
                <text:p>95985.0904815769</text:p>
              </table:table-cell>
              <table:table-cell office:value-type="float" office:value="86048.3144534229">
                <text:p>86048.3144534229</text:p>
              </table:table-cell>
              <table:table-cell office:value-type="float" office:value="97957.6484282768">
                <text:p>97957.6484282768</text:p>
              </table:table-cell>
              <table:table-cell office:value-type="float" office:value="109981.330332472">
                <text:p>109981.330332472</text:p>
              </table:table-cell>
              <table:table-cell office:value-type="float" office:value="108775.833775094">
                <text:p>108775.833775094</text:p>
              </table:table-cell>
              <table:table-cell office:value-type="float" office:value="110988.431101625">
                <text:p>110988.431101625</text:p>
              </table:table-cell>
              <table:table-cell office:value-type="float" office:value="117754.980300528">
                <text:p>117754.980300528</text:p>
              </table:table-cell>
            </table:table-row>
            <table:table-row>
              <table:table-cell office:value-type="string">
                <text:p>DVA_INTrexI2</text:p>
                <draw:g>
                  <svg:desc>usa2all_agg_component.A6:usa2all_agg_component.A6</svg:desc>
                </draw:g>
              </table:table-cell>
              <table:table-cell office:value-type="float" office:value="14320.3735353285">
                <text:p>14320.3735353285</text:p>
                <draw:g>
                  <svg:desc>usa2all_agg_component.B6:usa2all_agg_component.P6</svg:desc>
                </draw:g>
              </table:table-cell>
              <table:table-cell office:value-type="float" office:value="13594.284614989">
                <text:p>13594.284614989</text:p>
              </table:table-cell>
              <table:table-cell office:value-type="float" office:value="13628.9505252289">
                <text:p>13628.9505252289</text:p>
              </table:table-cell>
              <table:table-cell office:value-type="float" office:value="14811.9552624532">
                <text:p>14811.9552624532</text:p>
              </table:table-cell>
              <table:table-cell office:value-type="float" office:value="18109.3220641447">
                <text:p>18109.3220641447</text:p>
              </table:table-cell>
              <table:table-cell office:value-type="float" office:value="20311.3041677373">
                <text:p>20311.3041677373</text:p>
              </table:table-cell>
              <table:table-cell office:value-type="float" office:value="24657.2985729216">
                <text:p>24657.2985729216</text:p>
              </table:table-cell>
              <table:table-cell office:value-type="float" office:value="28892.5160671165">
                <text:p>28892.5160671165</text:p>
              </table:table-cell>
              <table:table-cell office:value-type="float" office:value="31846.8327310034">
                <text:p>31846.8327310034</text:p>
              </table:table-cell>
              <table:table-cell office:value-type="float" office:value="24617.1874074498">
                <text:p>24617.1874074498</text:p>
              </table:table-cell>
              <table:table-cell office:value-type="float" office:value="31032.0732951027">
                <text:p>31032.0732951027</text:p>
              </table:table-cell>
              <table:table-cell office:value-type="float" office:value="37087.1652696493">
                <text:p>37087.1652696493</text:p>
              </table:table-cell>
              <table:table-cell office:value-type="float" office:value="36010.9771955748">
                <text:p>36010.9771955748</text:p>
              </table:table-cell>
              <table:table-cell office:value-type="float" office:value="37195.060383047">
                <text:p>37195.060383047</text:p>
              </table:table-cell>
              <table:table-cell office:value-type="float" office:value="38518.0428307331">
                <text:p>38518.0428307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15cm" svg:y="0.315cm" chart:style-name="ch2">
          <text:p>RDV in Total Exports Decomposition</text:p>
        </chart:title>
        <chart:subtitle svg:x="4.383cm" svg:y="1.269cm" chart:style-name="ch3">
          <text:p>United States, 2000-2014 (millions of $)</text:p>
        </chart:subtitle>
        <chart:legend chart:legend-position="end" svg:x="13.014cm" svg:y="3.787cm" style:legend-expansion="high" chart:style-name="ch4"/>
        <chart:plot-area chart:style-name="ch5" table:cell-range-address="usa2all_agg_component.B1:usa2all_agg_component.P1 usa2all_agg_component.A7:usa2all_agg_component.P9" chart:data-source-has-labels="both" svg:x="1.302cm" svg:y="2.084cm" svg:width="11.392cm" svg:height="5.784cm">
          <chartooo:coordinate-region svg:x="2.482cm" svg:y="2.255cm" svg:width="9.993cm" svg:height="5.022cm"/>
          <chart:axis chart:dimension="x" chart:name="primary-x" chart:style-name="ch6" chartooo:axis-type="auto">
            <chartooo:date-scale/>
            <chart:title svg:x="6.6cm" svg:y="8.049cm" chart:style-name="ch7">
              <text:p>Year</text:p>
            </chart:title>
            <chart:categories table:cell-range-address="usa2all_agg_component.B1:usa2all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all_agg_component.B7:usa2all_agg_component.P7" chart:label-cell-address="usa2all_agg_component.A7:usa2all_agg_component.A7" chart:class="chart:line">
            <chart:data-point chart:repeated="15"/>
          </chart:series>
          <chart:series chart:style-name="ch12" chart:values-cell-range-address="usa2all_agg_component.B8:usa2all_agg_component.P8" chart:label-cell-address="usa2all_agg_component.A8:usa2all_agg_component.A8" chart:class="chart:line">
            <chart:data-point chart:repeated="15"/>
          </chart:series>
          <chart:series chart:style-name="ch13" chart:values-cell-range-address="usa2all_agg_component.B9:usa2all_agg_component.P9" chart:label-cell-address="usa2all_agg_component.A9:usa2all_agg_component.A9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all_agg_component.B1:usa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RDV_INT</text:p>
                <draw:g>
                  <svg:desc>usa2all_agg_component.A7:usa2all_agg_component.A7</svg:desc>
                </draw:g>
              </table:table-cell>
              <table:table-cell office:value-type="float" office:value="38054.0852728053">
                <text:p>38054.0852728053</text:p>
                <draw:g>
                  <svg:desc>usa2all_agg_component.B7:usa2all_agg_component.P7</svg:desc>
                </draw:g>
              </table:table-cell>
              <table:table-cell office:value-type="float" office:value="34815.1010577422">
                <text:p>34815.1010577422</text:p>
              </table:table-cell>
              <table:table-cell office:value-type="float" office:value="34766.6183934368">
                <text:p>34766.6183934368</text:p>
              </table:table-cell>
              <table:table-cell office:value-type="float" office:value="35843.1272531088">
                <text:p>35843.1272531088</text:p>
              </table:table-cell>
              <table:table-cell office:value-type="float" office:value="40574.0233925795">
                <text:p>40574.0233925795</text:p>
              </table:table-cell>
              <table:table-cell office:value-type="float" office:value="44698.4651629665">
                <text:p>44698.4651629665</text:p>
              </table:table-cell>
              <table:table-cell office:value-type="float" office:value="48349.7130434426">
                <text:p>48349.7130434426</text:p>
              </table:table-cell>
              <table:table-cell office:value-type="float" office:value="47668.8335816743">
                <text:p>47668.8335816743</text:p>
              </table:table-cell>
              <table:table-cell office:value-type="float" office:value="50377.0312287914">
                <text:p>50377.0312287914</text:p>
              </table:table-cell>
              <table:table-cell office:value-type="float" office:value="39159.4622740847">
                <text:p>39159.4622740847</text:p>
              </table:table-cell>
              <table:table-cell office:value-type="float" office:value="46382.8211897569">
                <text:p>46382.8211897569</text:p>
              </table:table-cell>
              <table:table-cell office:value-type="float" office:value="49737.8951113664">
                <text:p>49737.8951113664</text:p>
              </table:table-cell>
              <table:table-cell office:value-type="float" office:value="51375.0871431483">
                <text:p>51375.0871431483</text:p>
              </table:table-cell>
              <table:table-cell office:value-type="float" office:value="55542.208743235">
                <text:p>55542.208743235</text:p>
              </table:table-cell>
              <table:table-cell office:value-type="float" office:value="60713.5982551041">
                <text:p>60713.5982551041</text:p>
              </table:table-cell>
            </table:table-row>
            <table:table-row>
              <table:table-cell office:value-type="string">
                <text:p>RDV_FIN</text:p>
                <draw:g>
                  <svg:desc>usa2all_agg_component.A8:usa2all_agg_component.A8</svg:desc>
                </draw:g>
              </table:table-cell>
              <table:table-cell office:value-type="float" office:value="52542.4476168108">
                <text:p>52542.4476168108</text:p>
                <draw:g>
                  <svg:desc>usa2all_agg_component.B8:usa2all_agg_component.P8</svg:desc>
                </draw:g>
              </table:table-cell>
              <table:table-cell office:value-type="float" office:value="48699.5758625878">
                <text:p>48699.5758625878</text:p>
              </table:table-cell>
              <table:table-cell office:value-type="float" office:value="46916.4972065515">
                <text:p>46916.4972065515</text:p>
              </table:table-cell>
              <table:table-cell office:value-type="float" office:value="47403.4391797443">
                <text:p>47403.4391797443</text:p>
              </table:table-cell>
              <table:table-cell office:value-type="float" office:value="50928.7873400519">
                <text:p>50928.7873400519</text:p>
              </table:table-cell>
              <table:table-cell office:value-type="float" office:value="50936.7290438899">
                <text:p>50936.7290438899</text:p>
              </table:table-cell>
              <table:table-cell office:value-type="float" office:value="54048.8436174389">
                <text:p>54048.8436174389</text:p>
              </table:table-cell>
              <table:table-cell office:value-type="float" office:value="55433.4244932894">
                <text:p>55433.4244932894</text:p>
              </table:table-cell>
              <table:table-cell office:value-type="float" office:value="51540.6290345836">
                <text:p>51540.6290345836</text:p>
              </table:table-cell>
              <table:table-cell office:value-type="float" office:value="42615.2008501782">
                <text:p>42615.2008501782</text:p>
              </table:table-cell>
              <table:table-cell office:value-type="float" office:value="51919.1567840862">
                <text:p>51919.1567840862</text:p>
              </table:table-cell>
              <table:table-cell office:value-type="float" office:value="52475.3972413473">
                <text:p>52475.3972413473</text:p>
              </table:table-cell>
              <table:table-cell office:value-type="float" office:value="54704.8144684956">
                <text:p>54704.8144684956</text:p>
              </table:table-cell>
              <table:table-cell office:value-type="float" office:value="50903.4208854212">
                <text:p>50903.4208854212</text:p>
              </table:table-cell>
              <table:table-cell office:value-type="float" office:value="53839.350455926">
                <text:p>53839.350455926</text:p>
              </table:table-cell>
            </table:table-row>
            <table:table-row>
              <table:table-cell office:value-type="string">
                <text:p>RDV_FIN2</text:p>
                <draw:g>
                  <svg:desc>usa2all_agg_component.A9:usa2all_agg_component.A9</svg:desc>
                </draw:g>
              </table:table-cell>
              <table:table-cell office:value-type="float" office:value="5059.96288749217">
                <text:p>5059.96288749217</text:p>
                <draw:g>
                  <svg:desc>usa2all_agg_component.B9:usa2all_agg_component.P9</svg:desc>
                </draw:g>
              </table:table-cell>
              <table:table-cell office:value-type="float" office:value="4584.16727988865">
                <text:p>4584.16727988865</text:p>
              </table:table-cell>
              <table:table-cell office:value-type="float" office:value="4672.16911681268">
                <text:p>4672.16911681268</text:p>
              </table:table-cell>
              <table:table-cell office:value-type="float" office:value="4589.88171967077">
                <text:p>4589.88171967077</text:p>
              </table:table-cell>
              <table:table-cell office:value-type="float" office:value="5270.94239175484">
                <text:p>5270.94239175484</text:p>
              </table:table-cell>
              <table:table-cell office:value-type="float" office:value="5668.01690649457">
                <text:p>5668.01690649457</text:p>
              </table:table-cell>
              <table:table-cell office:value-type="float" office:value="6621.02625357083">
                <text:p>6621.02625357083</text:p>
              </table:table-cell>
              <table:table-cell office:value-type="float" office:value="7075.35825409809">
                <text:p>7075.35825409809</text:p>
              </table:table-cell>
              <table:table-cell office:value-type="float" office:value="6869.95239303644">
                <text:p>6869.95239303644</text:p>
              </table:table-cell>
              <table:table-cell office:value-type="float" office:value="5071.78097648651">
                <text:p>5071.78097648651</text:p>
              </table:table-cell>
              <table:table-cell office:value-type="float" office:value="6563.53114634546">
                <text:p>6563.53114634546</text:p>
              </table:table-cell>
              <table:table-cell office:value-type="float" office:value="7187.16066913027">
                <text:p>7187.16066913027</text:p>
              </table:table-cell>
              <table:table-cell office:value-type="float" office:value="7245.55917225524">
                <text:p>7245.55917225524</text:p>
              </table:table-cell>
              <table:table-cell office:value-type="float" office:value="6621.16800890774">
                <text:p>6621.16800890774</text:p>
              </table:table-cell>
              <table:table-cell office:value-type="float" office:value="6811.76189511058">
                <text:p>6811.76189511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215cm" svg:y="0.315cm" chart:style-name="ch2">
          <text:p>RDV in Total Exports Decomposition</text:p>
        </chart:title>
        <chart:subtitle svg:x="4.383cm" svg:y="1.269cm" chart:style-name="ch3">
          <text:p>United States, 2000-2014 (millions of $)</text:p>
        </chart:subtitle>
        <chart:legend chart:legend-position="end" svg:x="13.603cm" svg:y="3.787cm" style:legend-expansion="high" chart:style-name="ch4"/>
        <chart:plot-area chart:style-name="ch5" table:cell-range-address="usa2all_agg_component.B1:usa2all_agg_component.P1 usa2all_agg_component.A7:usa2all_agg_component.P9" chart:data-source-has-labels="both" svg:x="1.302cm" svg:y="2.084cm" svg:width="11.981cm" svg:height="5.784cm">
          <chartooo:coordinate-region svg:x="2.699cm" svg:y="2.255cm" svg:width="10.179cm" svg:height="5.022cm"/>
          <chart:axis chart:dimension="x" chart:name="primary-x" chart:style-name="ch6" chartooo:axis-type="auto">
            <chartooo:date-scale/>
            <chart:title svg:x="6.894cm" svg:y="8.049cm" chart:style-name="ch7">
              <text:p>Year</text:p>
            </chart:title>
            <chart:categories table:cell-range-address="usa2all_agg_component.B1:usa2all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all_agg_component.B7:usa2all_agg_component.P7" chart:label-cell-address="usa2all_agg_component.A7:usa2all_agg_component.A7" chart:class="chart:area">
            <chart:data-point chart:repeated="15"/>
          </chart:series>
          <chart:series chart:style-name="ch12" chart:values-cell-range-address="usa2all_agg_component.B8:usa2all_agg_component.P8" chart:label-cell-address="usa2all_agg_component.A8:usa2all_agg_component.A8" chart:class="chart:area">
            <chart:data-point chart:repeated="15"/>
          </chart:series>
          <chart:series chart:style-name="ch13" chart:values-cell-range-address="usa2all_agg_component.B9:usa2all_agg_component.P9" chart:label-cell-address="usa2all_agg_component.A9:usa2all_agg_component.A9" chart:class="chart:area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all_agg_component.B1:usa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RDV_INT</text:p>
                <draw:g>
                  <svg:desc>usa2all_agg_component.A7:usa2all_agg_component.A7</svg:desc>
                </draw:g>
              </table:table-cell>
              <table:table-cell office:value-type="float" office:value="38054.0852728053">
                <text:p>38054.0852728053</text:p>
                <draw:g>
                  <svg:desc>usa2all_agg_component.B7:usa2all_agg_component.P7</svg:desc>
                </draw:g>
              </table:table-cell>
              <table:table-cell office:value-type="float" office:value="34815.1010577422">
                <text:p>34815.1010577422</text:p>
              </table:table-cell>
              <table:table-cell office:value-type="float" office:value="34766.6183934368">
                <text:p>34766.6183934368</text:p>
              </table:table-cell>
              <table:table-cell office:value-type="float" office:value="35843.1272531088">
                <text:p>35843.1272531088</text:p>
              </table:table-cell>
              <table:table-cell office:value-type="float" office:value="40574.0233925795">
                <text:p>40574.0233925795</text:p>
              </table:table-cell>
              <table:table-cell office:value-type="float" office:value="44698.4651629665">
                <text:p>44698.4651629665</text:p>
              </table:table-cell>
              <table:table-cell office:value-type="float" office:value="48349.7130434426">
                <text:p>48349.7130434426</text:p>
              </table:table-cell>
              <table:table-cell office:value-type="float" office:value="47668.8335816743">
                <text:p>47668.8335816743</text:p>
              </table:table-cell>
              <table:table-cell office:value-type="float" office:value="50377.0312287914">
                <text:p>50377.0312287914</text:p>
              </table:table-cell>
              <table:table-cell office:value-type="float" office:value="39159.4622740847">
                <text:p>39159.4622740847</text:p>
              </table:table-cell>
              <table:table-cell office:value-type="float" office:value="46382.8211897569">
                <text:p>46382.8211897569</text:p>
              </table:table-cell>
              <table:table-cell office:value-type="float" office:value="49737.8951113664">
                <text:p>49737.8951113664</text:p>
              </table:table-cell>
              <table:table-cell office:value-type="float" office:value="51375.0871431483">
                <text:p>51375.0871431483</text:p>
              </table:table-cell>
              <table:table-cell office:value-type="float" office:value="55542.208743235">
                <text:p>55542.208743235</text:p>
              </table:table-cell>
              <table:table-cell office:value-type="float" office:value="60713.5982551041">
                <text:p>60713.5982551041</text:p>
              </table:table-cell>
            </table:table-row>
            <table:table-row>
              <table:table-cell office:value-type="string">
                <text:p>RDV_FIN</text:p>
                <draw:g>
                  <svg:desc>usa2all_agg_component.A8:usa2all_agg_component.A8</svg:desc>
                </draw:g>
              </table:table-cell>
              <table:table-cell office:value-type="float" office:value="52542.4476168108">
                <text:p>52542.4476168108</text:p>
                <draw:g>
                  <svg:desc>usa2all_agg_component.B8:usa2all_agg_component.P8</svg:desc>
                </draw:g>
              </table:table-cell>
              <table:table-cell office:value-type="float" office:value="48699.5758625878">
                <text:p>48699.5758625878</text:p>
              </table:table-cell>
              <table:table-cell office:value-type="float" office:value="46916.4972065515">
                <text:p>46916.4972065515</text:p>
              </table:table-cell>
              <table:table-cell office:value-type="float" office:value="47403.4391797443">
                <text:p>47403.4391797443</text:p>
              </table:table-cell>
              <table:table-cell office:value-type="float" office:value="50928.7873400519">
                <text:p>50928.7873400519</text:p>
              </table:table-cell>
              <table:table-cell office:value-type="float" office:value="50936.7290438899">
                <text:p>50936.7290438899</text:p>
              </table:table-cell>
              <table:table-cell office:value-type="float" office:value="54048.8436174389">
                <text:p>54048.8436174389</text:p>
              </table:table-cell>
              <table:table-cell office:value-type="float" office:value="55433.4244932894">
                <text:p>55433.4244932894</text:p>
              </table:table-cell>
              <table:table-cell office:value-type="float" office:value="51540.6290345836">
                <text:p>51540.6290345836</text:p>
              </table:table-cell>
              <table:table-cell office:value-type="float" office:value="42615.2008501782">
                <text:p>42615.2008501782</text:p>
              </table:table-cell>
              <table:table-cell office:value-type="float" office:value="51919.1567840862">
                <text:p>51919.1567840862</text:p>
              </table:table-cell>
              <table:table-cell office:value-type="float" office:value="52475.3972413473">
                <text:p>52475.3972413473</text:p>
              </table:table-cell>
              <table:table-cell office:value-type="float" office:value="54704.8144684956">
                <text:p>54704.8144684956</text:p>
              </table:table-cell>
              <table:table-cell office:value-type="float" office:value="50903.4208854212">
                <text:p>50903.4208854212</text:p>
              </table:table-cell>
              <table:table-cell office:value-type="float" office:value="53839.350455926">
                <text:p>53839.350455926</text:p>
              </table:table-cell>
            </table:table-row>
            <table:table-row>
              <table:table-cell office:value-type="string">
                <text:p>RDV_FIN2</text:p>
                <draw:g>
                  <svg:desc>usa2all_agg_component.A9:usa2all_agg_component.A9</svg:desc>
                </draw:g>
              </table:table-cell>
              <table:table-cell office:value-type="float" office:value="5059.96288749217">
                <text:p>5059.96288749217</text:p>
                <draw:g>
                  <svg:desc>usa2all_agg_component.B9:usa2all_agg_component.P9</svg:desc>
                </draw:g>
              </table:table-cell>
              <table:table-cell office:value-type="float" office:value="4584.16727988865">
                <text:p>4584.16727988865</text:p>
              </table:table-cell>
              <table:table-cell office:value-type="float" office:value="4672.16911681268">
                <text:p>4672.16911681268</text:p>
              </table:table-cell>
              <table:table-cell office:value-type="float" office:value="4589.88171967077">
                <text:p>4589.88171967077</text:p>
              </table:table-cell>
              <table:table-cell office:value-type="float" office:value="5270.94239175484">
                <text:p>5270.94239175484</text:p>
              </table:table-cell>
              <table:table-cell office:value-type="float" office:value="5668.01690649457">
                <text:p>5668.01690649457</text:p>
              </table:table-cell>
              <table:table-cell office:value-type="float" office:value="6621.02625357083">
                <text:p>6621.02625357083</text:p>
              </table:table-cell>
              <table:table-cell office:value-type="float" office:value="7075.35825409809">
                <text:p>7075.35825409809</text:p>
              </table:table-cell>
              <table:table-cell office:value-type="float" office:value="6869.95239303644">
                <text:p>6869.95239303644</text:p>
              </table:table-cell>
              <table:table-cell office:value-type="float" office:value="5071.78097648651">
                <text:p>5071.78097648651</text:p>
              </table:table-cell>
              <table:table-cell office:value-type="float" office:value="6563.53114634546">
                <text:p>6563.53114634546</text:p>
              </table:table-cell>
              <table:table-cell office:value-type="float" office:value="7187.16066913027">
                <text:p>7187.16066913027</text:p>
              </table:table-cell>
              <table:table-cell office:value-type="float" office:value="7245.55917225524">
                <text:p>7245.55917225524</text:p>
              </table:table-cell>
              <table:table-cell office:value-type="float" office:value="6621.16800890774">
                <text:p>6621.16800890774</text:p>
              </table:table-cell>
              <table:table-cell office:value-type="float" office:value="6811.76189511058">
                <text:p>6811.76189511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62cm" svg:y="0.315cm" chart:style-name="ch2">
          <text:p>FVA in Total Exports Decomposition</text:p>
        </chart:title>
        <chart:subtitle svg:x="4.383cm" svg:y="1.269cm" chart:style-name="ch3">
          <text:p>United States, 2000-2014 (millions of $)</text:p>
        </chart:subtitle>
        <chart:legend chart:legend-position="end" svg:x="13.2cm" svg:y="3.566cm" style:legend-expansion="high" chart:style-name="ch4"/>
        <chart:plot-area chart:style-name="ch5" table:cell-range-address="usa2all_agg_component.A1:usa2all_agg_component.P1 usa2all_agg_component.A10:usa2all_agg_component.P13" chart:data-source-has-labels="both" svg:x="1.302cm" svg:y="2.084cm" svg:width="11.578cm" svg:height="5.784cm">
          <chartooo:coordinate-region svg:x="2.482cm" svg:y="2.255cm" svg:width="10.179cm" svg:height="5.022cm"/>
          <chart:axis chart:dimension="x" chart:name="primary-x" chart:style-name="ch6" chartooo:axis-type="auto">
            <chartooo:date-scale/>
            <chart:title svg:x="6.693cm" svg:y="8.049cm" chart:style-name="ch7">
              <text:p>Year</text:p>
            </chart:title>
            <chart:categories table:cell-range-address="usa2all_agg_component.B1:usa2all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all_agg_component.B10:usa2all_agg_component.P10" chart:label-cell-address="usa2all_agg_component.A10:usa2all_agg_component.A10" chart:class="chart:line">
            <chart:data-point chart:repeated="15"/>
          </chart:series>
          <chart:series chart:style-name="ch12" chart:values-cell-range-address="usa2all_agg_component.B11:usa2all_agg_component.P11" chart:label-cell-address="usa2all_agg_component.A11:usa2all_agg_component.A11" chart:class="chart:line">
            <chart:data-point chart:repeated="15"/>
          </chart:series>
          <chart:series chart:style-name="ch13" chart:values-cell-range-address="usa2all_agg_component.B12:usa2all_agg_component.P12" chart:label-cell-address="usa2all_agg_component.A12:usa2all_agg_component.A12" chart:class="chart:line">
            <chart:data-point chart:repeated="15"/>
          </chart:series>
          <chart:series chart:style-name="ch14" chart:values-cell-range-address="usa2all_agg_component.B13:usa2all_agg_component.P13" chart:label-cell-address="usa2all_agg_component.A13:usa2all_agg_component.A13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all_agg_component.B1:usa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OVA_FIN</text:p>
                <draw:g>
                  <svg:desc>usa2all_agg_component.A10:usa2all_agg_component.A10</svg:desc>
                </draw:g>
              </table:table-cell>
              <table:table-cell office:value-type="float" office:value="28795.333284413">
                <text:p>28795.333284413</text:p>
                <draw:g>
                  <svg:desc>usa2all_agg_component.B10:usa2all_agg_component.P10</svg:desc>
                </draw:g>
              </table:table-cell>
              <table:table-cell office:value-type="float" office:value="24696.5379310972">
                <text:p>24696.5379310972</text:p>
              </table:table-cell>
              <table:table-cell office:value-type="float" office:value="23037.4330357202">
                <text:p>23037.4330357202</text:p>
              </table:table-cell>
              <table:table-cell office:value-type="float" office:value="23736.3488672307">
                <text:p>23736.3488672307</text:p>
              </table:table-cell>
              <table:table-cell office:value-type="float" office:value="29169.4801570686">
                <text:p>29169.4801570686</text:p>
              </table:table-cell>
              <table:table-cell office:value-type="float" office:value="34856.4304306908">
                <text:p>34856.4304306908</text:p>
              </table:table-cell>
              <table:table-cell office:value-type="float" office:value="43265.2090598467">
                <text:p>43265.2090598467</text:p>
              </table:table-cell>
              <table:table-cell office:value-type="float" office:value="49429.0846643499">
                <text:p>49429.0846643499</text:p>
              </table:table-cell>
              <table:table-cell office:value-type="float" office:value="56882.6030631619">
                <text:p>56882.6030631619</text:p>
              </table:table-cell>
              <table:table-cell office:value-type="float" office:value="36499.3637392614">
                <text:p>36499.3637392614</text:p>
              </table:table-cell>
              <table:table-cell office:value-type="float" office:value="46222.4777100348">
                <text:p>46222.4777100348</text:p>
              </table:table-cell>
              <table:table-cell office:value-type="float" office:value="59529.0113811388">
                <text:p>59529.0113811388</text:p>
              </table:table-cell>
              <table:table-cell office:value-type="float" office:value="62828.5405222366">
                <text:p>62828.5405222366</text:p>
              </table:table-cell>
              <table:table-cell office:value-type="float" office:value="65441.7956387581">
                <text:p>65441.7956387581</text:p>
              </table:table-cell>
              <table:table-cell office:value-type="float" office:value="67323.2345577689">
                <text:p>67323.2345577689</text:p>
              </table:table-cell>
            </table:table-row>
            <table:table-row>
              <table:table-cell office:value-type="string">
                <text:p>MVA_FIN</text:p>
                <draw:g>
                  <svg:desc>usa2all_agg_component.A11:usa2all_agg_component.A11</svg:desc>
                </draw:g>
              </table:table-cell>
              <table:table-cell office:value-type="float" office:value="4161.52381568732">
                <text:p>4161.52381568732</text:p>
                <draw:g>
                  <svg:desc>usa2all_agg_component.B11:usa2all_agg_component.P11</svg:desc>
                </draw:g>
              </table:table-cell>
              <table:table-cell office:value-type="float" office:value="3509.93930418077">
                <text:p>3509.93930418077</text:p>
              </table:table-cell>
              <table:table-cell office:value-type="float" office:value="3313.52891514743">
                <text:p>3313.52891514743</text:p>
              </table:table-cell>
              <table:table-cell office:value-type="float" office:value="3442.88867683285">
                <text:p>3442.88867683285</text:p>
              </table:table-cell>
              <table:table-cell office:value-type="float" office:value="4299.4053388759">
                <text:p>4299.4053388759</text:p>
              </table:table-cell>
              <table:table-cell office:value-type="float" office:value="5465.50037755041">
                <text:p>5465.50037755041</text:p>
              </table:table-cell>
              <table:table-cell office:value-type="float" office:value="6872.02133622834">
                <text:p>6872.02133622834</text:p>
              </table:table-cell>
              <table:table-cell office:value-type="float" office:value="7846.38571881301">
                <text:p>7846.38571881301</text:p>
              </table:table-cell>
              <table:table-cell office:value-type="float" office:value="9585.55373793285">
                <text:p>9585.55373793285</text:p>
              </table:table-cell>
              <table:table-cell office:value-type="float" office:value="5992.52915024296">
                <text:p>5992.52915024296</text:p>
              </table:table-cell>
              <table:table-cell office:value-type="float" office:value="7825.03675503691">
                <text:p>7825.03675503691</text:p>
              </table:table-cell>
              <table:table-cell office:value-type="float" office:value="9891.48674714944">
                <text:p>9891.48674714944</text:p>
              </table:table-cell>
              <table:table-cell office:value-type="float" office:value="10963.934132671">
                <text:p>10963.934132671</text:p>
              </table:table-cell>
              <table:table-cell office:value-type="float" office:value="10749.3570163619">
                <text:p>10749.3570163619</text:p>
              </table:table-cell>
              <table:table-cell office:value-type="float" office:value="10644.4714327048">
                <text:p>10644.4714327048</text:p>
              </table:table-cell>
            </table:table-row>
            <table:table-row>
              <table:table-cell office:value-type="string">
                <text:p>OVA_INT</text:p>
                <draw:g>
                  <svg:desc>usa2all_agg_component.A12:usa2all_agg_component.A12</svg:desc>
                </draw:g>
              </table:table-cell>
              <table:table-cell office:value-type="float" office:value="24884.679806701">
                <text:p>24884.679806701</text:p>
                <draw:g>
                  <svg:desc>usa2all_agg_component.B12:usa2all_agg_component.P12</svg:desc>
                </draw:g>
              </table:table-cell>
              <table:table-cell office:value-type="float" office:value="21210.213080688">
                <text:p>21210.213080688</text:p>
              </table:table-cell>
              <table:table-cell office:value-type="float" office:value="20728.3081273804">
                <text:p>20728.3081273804</text:p>
              </table:table-cell>
              <table:table-cell office:value-type="float" office:value="22669.8651048371">
                <text:p>22669.8651048371</text:p>
              </table:table-cell>
              <table:table-cell office:value-type="float" office:value="28592.1941946484">
                <text:p>28592.1941946484</text:p>
              </table:table-cell>
              <table:table-cell office:value-type="float" office:value="34434.8585594017">
                <text:p>34434.8585594017</text:p>
              </table:table-cell>
              <table:table-cell office:value-type="float" office:value="41828.6517325495">
                <text:p>41828.6517325495</text:p>
              </table:table-cell>
              <table:table-cell office:value-type="float" office:value="46776.5464373276">
                <text:p>46776.5464373276</text:p>
              </table:table-cell>
              <table:table-cell office:value-type="float" office:value="61279.1084661496">
                <text:p>61279.1084661496</text:p>
              </table:table-cell>
              <table:table-cell office:value-type="float" office:value="41923.4002361467">
                <text:p>41923.4002361467</text:p>
              </table:table-cell>
              <table:table-cell office:value-type="float" office:value="54526.2212370382">
                <text:p>54526.2212370382</text:p>
              </table:table-cell>
              <table:table-cell office:value-type="float" office:value="71501.1886091731">
                <text:p>71501.1886091731</text:p>
              </table:table-cell>
              <table:table-cell office:value-type="float" office:value="73048.7542615909">
                <text:p>73048.7542615909</text:p>
              </table:table-cell>
              <table:table-cell office:value-type="float" office:value="73108.5664139021">
                <text:p>73108.5664139021</text:p>
              </table:table-cell>
              <table:table-cell office:value-type="float" office:value="74547.4266959697">
                <text:p>74547.4266959697</text:p>
              </table:table-cell>
            </table:table-row>
            <table:table-row>
              <table:table-cell office:value-type="string">
                <text:p>MVA_INT</text:p>
                <draw:g>
                  <svg:desc>usa2all_agg_component.A13:usa2all_agg_component.A13</svg:desc>
                </draw:g>
              </table:table-cell>
              <table:table-cell office:value-type="float" office:value="3363.70817345893">
                <text:p>3363.70817345893</text:p>
                <draw:g>
                  <svg:desc>usa2all_agg_component.B13:usa2all_agg_component.P13</svg:desc>
                </draw:g>
              </table:table-cell>
              <table:table-cell office:value-type="float" office:value="2851.71019857249">
                <text:p>2851.71019857249</text:p>
              </table:table-cell>
              <table:table-cell office:value-type="float" office:value="2905.20144291343">
                <text:p>2905.20144291343</text:p>
              </table:table-cell>
              <table:table-cell office:value-type="float" office:value="3266.61525604595">
                <text:p>3266.61525604595</text:p>
              </table:table-cell>
              <table:table-cell office:value-type="float" office:value="4091.65010504681">
                <text:p>4091.65010504681</text:p>
              </table:table-cell>
              <table:table-cell office:value-type="float" office:value="5057.58753707701">
                <text:p>5057.58753707701</text:p>
              </table:table-cell>
              <table:table-cell office:value-type="float" office:value="6456.46931825245">
                <text:p>6456.46931825245</text:p>
              </table:table-cell>
              <table:table-cell office:value-type="float" office:value="7524.57828744805">
                <text:p>7524.57828744805</text:p>
              </table:table-cell>
              <table:table-cell office:value-type="float" office:value="10503.4557970538">
                <text:p>10503.4557970538</text:p>
              </table:table-cell>
              <table:table-cell office:value-type="float" office:value="7189.71976190859">
                <text:p>7189.71976190859</text:p>
              </table:table-cell>
              <table:table-cell office:value-type="float" office:value="9587.0657876622">
                <text:p>9587.0657876622</text:p>
              </table:table-cell>
              <table:table-cell office:value-type="float" office:value="12443.6961850885">
                <text:p>12443.6961850885</text:p>
              </table:table-cell>
              <table:table-cell office:value-type="float" office:value="13719.4992706758">
                <text:p>13719.4992706758</text:p>
              </table:table-cell>
              <table:table-cell office:value-type="float" office:value="12645.2728464417">
                <text:p>12645.2728464417</text:p>
              </table:table-cell>
              <table:table-cell office:value-type="float" office:value="12421.8637756022">
                <text:p>12421.8637756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262cm" svg:y="0.315cm" chart:style-name="ch2">
          <text:p>FVA in Total Exports Decomposition</text:p>
        </chart:title>
        <chart:subtitle svg:x="4.724cm" svg:y="1.269cm" chart:style-name="ch3">
          <text:p>United States, 2000-2014 (% share)</text:p>
        </chart:subtitle>
        <chart:legend chart:legend-position="end" svg:x="13.789cm" svg:y="3.566cm" style:legend-expansion="high" chart:style-name="ch4"/>
        <chart:plot-area chart:style-name="ch5" table:cell-range-address="usa2all_agg_component.A1:usa2all_agg_component.P1 usa2all_agg_component.A10:usa2all_agg_component.P13" chart:data-source-has-labels="both" svg:x="1.302cm" svg:y="2.084cm" svg:width="12.167cm" svg:height="5.784cm">
          <chartooo:coordinate-region svg:x="2.699cm" svg:y="2.255cm" svg:width="10.365cm" svg:height="5.022cm"/>
          <chart:axis chart:dimension="x" chart:name="primary-x" chart:style-name="ch6" chartooo:axis-type="auto">
            <chartooo:date-scale/>
            <chart:title svg:x="6.987cm" svg:y="8.049cm" chart:style-name="ch7">
              <text:p>Year</text:p>
            </chart:title>
            <chart:categories table:cell-range-address="usa2all_agg_component.B1:usa2all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usa2all_agg_component.B10:usa2all_agg_component.P10" chart:label-cell-address="usa2all_agg_component.A10:usa2all_agg_component.A10" chart:class="chart:area">
            <chart:data-point chart:repeated="15"/>
          </chart:series>
          <chart:series chart:style-name="ch12" chart:values-cell-range-address="usa2all_agg_component.B11:usa2all_agg_component.P11" chart:label-cell-address="usa2all_agg_component.A11:usa2all_agg_component.A11" chart:class="chart:area">
            <chart:data-point chart:repeated="15"/>
          </chart:series>
          <chart:series chart:style-name="ch13" chart:values-cell-range-address="usa2all_agg_component.B12:usa2all_agg_component.P12" chart:label-cell-address="usa2all_agg_component.A12:usa2all_agg_component.A12" chart:class="chart:area">
            <chart:data-point chart:repeated="15"/>
          </chart:series>
          <chart:series chart:style-name="ch14" chart:values-cell-range-address="usa2all_agg_component.B13:usa2all_agg_component.P13" chart:label-cell-address="usa2all_agg_component.A13:usa2all_agg_component.A13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all_agg_component.B1:usa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OVA_FIN</text:p>
                <draw:g>
                  <svg:desc>usa2all_agg_component.A10:usa2all_agg_component.A10</svg:desc>
                </draw:g>
              </table:table-cell>
              <table:table-cell office:value-type="float" office:value="28795.333284413">
                <text:p>28795.333284413</text:p>
                <draw:g>
                  <svg:desc>usa2all_agg_component.B10:usa2all_agg_component.P10</svg:desc>
                </draw:g>
              </table:table-cell>
              <table:table-cell office:value-type="float" office:value="24696.5379310972">
                <text:p>24696.5379310972</text:p>
              </table:table-cell>
              <table:table-cell office:value-type="float" office:value="23037.4330357202">
                <text:p>23037.4330357202</text:p>
              </table:table-cell>
              <table:table-cell office:value-type="float" office:value="23736.3488672307">
                <text:p>23736.3488672307</text:p>
              </table:table-cell>
              <table:table-cell office:value-type="float" office:value="29169.4801570686">
                <text:p>29169.4801570686</text:p>
              </table:table-cell>
              <table:table-cell office:value-type="float" office:value="34856.4304306908">
                <text:p>34856.4304306908</text:p>
              </table:table-cell>
              <table:table-cell office:value-type="float" office:value="43265.2090598467">
                <text:p>43265.2090598467</text:p>
              </table:table-cell>
              <table:table-cell office:value-type="float" office:value="49429.0846643499">
                <text:p>49429.0846643499</text:p>
              </table:table-cell>
              <table:table-cell office:value-type="float" office:value="56882.6030631619">
                <text:p>56882.6030631619</text:p>
              </table:table-cell>
              <table:table-cell office:value-type="float" office:value="36499.3637392614">
                <text:p>36499.3637392614</text:p>
              </table:table-cell>
              <table:table-cell office:value-type="float" office:value="46222.4777100348">
                <text:p>46222.4777100348</text:p>
              </table:table-cell>
              <table:table-cell office:value-type="float" office:value="59529.0113811388">
                <text:p>59529.0113811388</text:p>
              </table:table-cell>
              <table:table-cell office:value-type="float" office:value="62828.5405222366">
                <text:p>62828.5405222366</text:p>
              </table:table-cell>
              <table:table-cell office:value-type="float" office:value="65441.7956387581">
                <text:p>65441.7956387581</text:p>
              </table:table-cell>
              <table:table-cell office:value-type="float" office:value="67323.2345577689">
                <text:p>67323.2345577689</text:p>
              </table:table-cell>
            </table:table-row>
            <table:table-row>
              <table:table-cell office:value-type="string">
                <text:p>MVA_FIN</text:p>
                <draw:g>
                  <svg:desc>usa2all_agg_component.A11:usa2all_agg_component.A11</svg:desc>
                </draw:g>
              </table:table-cell>
              <table:table-cell office:value-type="float" office:value="4161.52381568732">
                <text:p>4161.52381568732</text:p>
                <draw:g>
                  <svg:desc>usa2all_agg_component.B11:usa2all_agg_component.P11</svg:desc>
                </draw:g>
              </table:table-cell>
              <table:table-cell office:value-type="float" office:value="3509.93930418077">
                <text:p>3509.93930418077</text:p>
              </table:table-cell>
              <table:table-cell office:value-type="float" office:value="3313.52891514743">
                <text:p>3313.52891514743</text:p>
              </table:table-cell>
              <table:table-cell office:value-type="float" office:value="3442.88867683285">
                <text:p>3442.88867683285</text:p>
              </table:table-cell>
              <table:table-cell office:value-type="float" office:value="4299.4053388759">
                <text:p>4299.4053388759</text:p>
              </table:table-cell>
              <table:table-cell office:value-type="float" office:value="5465.50037755041">
                <text:p>5465.50037755041</text:p>
              </table:table-cell>
              <table:table-cell office:value-type="float" office:value="6872.02133622834">
                <text:p>6872.02133622834</text:p>
              </table:table-cell>
              <table:table-cell office:value-type="float" office:value="7846.38571881301">
                <text:p>7846.38571881301</text:p>
              </table:table-cell>
              <table:table-cell office:value-type="float" office:value="9585.55373793285">
                <text:p>9585.55373793285</text:p>
              </table:table-cell>
              <table:table-cell office:value-type="float" office:value="5992.52915024296">
                <text:p>5992.52915024296</text:p>
              </table:table-cell>
              <table:table-cell office:value-type="float" office:value="7825.03675503691">
                <text:p>7825.03675503691</text:p>
              </table:table-cell>
              <table:table-cell office:value-type="float" office:value="9891.48674714944">
                <text:p>9891.48674714944</text:p>
              </table:table-cell>
              <table:table-cell office:value-type="float" office:value="10963.934132671">
                <text:p>10963.934132671</text:p>
              </table:table-cell>
              <table:table-cell office:value-type="float" office:value="10749.3570163619">
                <text:p>10749.3570163619</text:p>
              </table:table-cell>
              <table:table-cell office:value-type="float" office:value="10644.4714327048">
                <text:p>10644.4714327048</text:p>
              </table:table-cell>
            </table:table-row>
            <table:table-row>
              <table:table-cell office:value-type="string">
                <text:p>OVA_INT</text:p>
                <draw:g>
                  <svg:desc>usa2all_agg_component.A12:usa2all_agg_component.A12</svg:desc>
                </draw:g>
              </table:table-cell>
              <table:table-cell office:value-type="float" office:value="24884.679806701">
                <text:p>24884.679806701</text:p>
                <draw:g>
                  <svg:desc>usa2all_agg_component.B12:usa2all_agg_component.P12</svg:desc>
                </draw:g>
              </table:table-cell>
              <table:table-cell office:value-type="float" office:value="21210.213080688">
                <text:p>21210.213080688</text:p>
              </table:table-cell>
              <table:table-cell office:value-type="float" office:value="20728.3081273804">
                <text:p>20728.3081273804</text:p>
              </table:table-cell>
              <table:table-cell office:value-type="float" office:value="22669.8651048371">
                <text:p>22669.8651048371</text:p>
              </table:table-cell>
              <table:table-cell office:value-type="float" office:value="28592.1941946484">
                <text:p>28592.1941946484</text:p>
              </table:table-cell>
              <table:table-cell office:value-type="float" office:value="34434.8585594017">
                <text:p>34434.8585594017</text:p>
              </table:table-cell>
              <table:table-cell office:value-type="float" office:value="41828.6517325495">
                <text:p>41828.6517325495</text:p>
              </table:table-cell>
              <table:table-cell office:value-type="float" office:value="46776.5464373276">
                <text:p>46776.5464373276</text:p>
              </table:table-cell>
              <table:table-cell office:value-type="float" office:value="61279.1084661496">
                <text:p>61279.1084661496</text:p>
              </table:table-cell>
              <table:table-cell office:value-type="float" office:value="41923.4002361467">
                <text:p>41923.4002361467</text:p>
              </table:table-cell>
              <table:table-cell office:value-type="float" office:value="54526.2212370382">
                <text:p>54526.2212370382</text:p>
              </table:table-cell>
              <table:table-cell office:value-type="float" office:value="71501.1886091731">
                <text:p>71501.1886091731</text:p>
              </table:table-cell>
              <table:table-cell office:value-type="float" office:value="73048.7542615909">
                <text:p>73048.7542615909</text:p>
              </table:table-cell>
              <table:table-cell office:value-type="float" office:value="73108.5664139021">
                <text:p>73108.5664139021</text:p>
              </table:table-cell>
              <table:table-cell office:value-type="float" office:value="74547.4266959697">
                <text:p>74547.4266959697</text:p>
              </table:table-cell>
            </table:table-row>
            <table:table-row>
              <table:table-cell office:value-type="string">
                <text:p>MVA_INT</text:p>
                <draw:g>
                  <svg:desc>usa2all_agg_component.A13:usa2all_agg_component.A13</svg:desc>
                </draw:g>
              </table:table-cell>
              <table:table-cell office:value-type="float" office:value="3363.70817345893">
                <text:p>3363.70817345893</text:p>
                <draw:g>
                  <svg:desc>usa2all_agg_component.B13:usa2all_agg_component.P13</svg:desc>
                </draw:g>
              </table:table-cell>
              <table:table-cell office:value-type="float" office:value="2851.71019857249">
                <text:p>2851.71019857249</text:p>
              </table:table-cell>
              <table:table-cell office:value-type="float" office:value="2905.20144291343">
                <text:p>2905.20144291343</text:p>
              </table:table-cell>
              <table:table-cell office:value-type="float" office:value="3266.61525604595">
                <text:p>3266.61525604595</text:p>
              </table:table-cell>
              <table:table-cell office:value-type="float" office:value="4091.65010504681">
                <text:p>4091.65010504681</text:p>
              </table:table-cell>
              <table:table-cell office:value-type="float" office:value="5057.58753707701">
                <text:p>5057.58753707701</text:p>
              </table:table-cell>
              <table:table-cell office:value-type="float" office:value="6456.46931825245">
                <text:p>6456.46931825245</text:p>
              </table:table-cell>
              <table:table-cell office:value-type="float" office:value="7524.57828744805">
                <text:p>7524.57828744805</text:p>
              </table:table-cell>
              <table:table-cell office:value-type="float" office:value="10503.4557970538">
                <text:p>10503.4557970538</text:p>
              </table:table-cell>
              <table:table-cell office:value-type="float" office:value="7189.71976190859">
                <text:p>7189.71976190859</text:p>
              </table:table-cell>
              <table:table-cell office:value-type="float" office:value="9587.0657876622">
                <text:p>9587.0657876622</text:p>
              </table:table-cell>
              <table:table-cell office:value-type="float" office:value="12443.6961850885">
                <text:p>12443.6961850885</text:p>
              </table:table-cell>
              <table:table-cell office:value-type="float" office:value="13719.4992706758">
                <text:p>13719.4992706758</text:p>
              </table:table-cell>
              <table:table-cell office:value-type="float" office:value="12645.2728464417">
                <text:p>12645.2728464417</text:p>
              </table:table-cell>
              <table:table-cell office:value-type="float" office:value="12421.8637756022">
                <text:p>12421.86377560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15cm" svg:y="0.315cm" chart:style-name="ch2">
          <text:p>PDC in Total Exports Decomposition</text:p>
        </chart:title>
        <chart:subtitle svg:x="4.383cm" svg:y="1.269cm" chart:style-name="ch3">
          <text:p>United States, 2000-2014 (millions of $)</text:p>
        </chart:subtitle>
        <chart:legend chart:legend-position="end" svg:x="13.169cm" svg:y="3.566cm" style:legend-expansion="high" chart:style-name="ch4"/>
        <chart:plot-area chart:style-name="ch5" table:cell-range-address="usa2all_agg_component.A1:usa2all_agg_component.P1 usa2all_agg_component.A14:usa2all_agg_component.P17" chart:data-source-has-labels="both" svg:x="1.302cm" svg:y="2.084cm" svg:width="11.547cm" svg:height="5.784cm">
          <chartooo:coordinate-region svg:x="2.482cm" svg:y="2.255cm" svg:width="10.148cm" svg:height="5.022cm"/>
          <chart:axis chart:dimension="x" chart:name="primary-x" chart:style-name="ch6" chartooo:axis-type="auto">
            <chartooo:date-scale/>
            <chart:title svg:x="6.677cm" svg:y="8.049cm" chart:style-name="ch7">
              <text:p>Year</text:p>
            </chart:title>
            <chart:categories table:cell-range-address="usa2all_agg_component.B1:usa2all_agg_componen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all_agg_component.B14:usa2all_agg_component.P14" chart:label-cell-address="usa2all_agg_component.A14:usa2all_agg_component.A14" chart:class="chart:line">
            <chart:data-point chart:repeated="15"/>
          </chart:series>
          <chart:series chart:style-name="ch12" chart:values-cell-range-address="usa2all_agg_component.B15:usa2all_agg_component.P15" chart:label-cell-address="usa2all_agg_component.A15:usa2all_agg_component.A15" chart:class="chart:line">
            <chart:data-point chart:repeated="15"/>
          </chart:series>
          <chart:series chart:style-name="ch13" chart:values-cell-range-address="usa2all_agg_component.B16:usa2all_agg_component.P16" chart:label-cell-address="usa2all_agg_component.A16:usa2all_agg_component.A16" chart:class="chart:line">
            <chart:data-point chart:repeated="15"/>
          </chart:series>
          <chart:series chart:style-name="ch14" chart:values-cell-range-address="usa2all_agg_component.B17:usa2all_agg_component.P17" chart:label-cell-address="usa2all_agg_component.A17:usa2all_agg_component.A17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all_agg_component.B1:usa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DC_FIN</text:p>
                <draw:g>
                  <svg:desc>usa2all_agg_component.A14:usa2all_agg_component.A14</svg:desc>
                </draw:g>
              </table:table-cell>
              <table:table-cell office:value-type="float" office:value="2979.00607907627">
                <text:p>2979.00607907627</text:p>
                <draw:g>
                  <svg:desc>usa2all_agg_component.B14:usa2all_agg_component.P14</svg:desc>
                </draw:g>
              </table:table-cell>
              <table:table-cell office:value-type="float" office:value="2483.16695570638">
                <text:p>2483.16695570638</text:p>
              </table:table-cell>
              <table:table-cell office:value-type="float" office:value="2214.02106825067">
                <text:p>2214.02106825067</text:p>
              </table:table-cell>
              <table:table-cell office:value-type="float" office:value="2110.40484169252">
                <text:p>2110.40484169252</text:p>
              </table:table-cell>
              <table:table-cell office:value-type="float" office:value="2400.38000571253">
                <text:p>2400.38000571253</text:p>
              </table:table-cell>
              <table:table-cell office:value-type="float" office:value="2765.03644698349">
                <text:p>2765.03644698349</text:p>
              </table:table-cell>
              <table:table-cell office:value-type="float" office:value="3302.50726716148">
                <text:p>3302.50726716148</text:p>
              </table:table-cell>
              <table:table-cell office:value-type="float" office:value="3699.13969426219">
                <text:p>3699.13969426219</text:p>
              </table:table-cell>
              <table:table-cell office:value-type="float" office:value="3914.38839568744">
                <text:p>3914.38839568744</text:p>
              </table:table-cell>
              <table:table-cell office:value-type="float" office:value="2616.4466253964">
                <text:p>2616.4466253964</text:p>
              </table:table-cell>
              <table:table-cell office:value-type="float" office:value="3316.09857555432">
                <text:p>3316.09857555432</text:p>
              </table:table-cell>
              <table:table-cell office:value-type="float" office:value="3896.75712220737">
                <text:p>3896.75712220737</text:p>
              </table:table-cell>
              <table:table-cell office:value-type="float" office:value="4166.13429077974">
                <text:p>4166.13429077974</text:p>
              </table:table-cell>
              <table:table-cell office:value-type="float" office:value="4412.53663983164">
                <text:p>4412.53663983164</text:p>
              </table:table-cell>
              <table:table-cell office:value-type="float" office:value="4825.36731657681">
                <text:p>4825.36731657681</text:p>
              </table:table-cell>
            </table:table-row>
            <table:table-row>
              <table:table-cell office:value-type="string">
                <text:p>DDC_INT</text:p>
                <draw:g>
                  <svg:desc>usa2all_agg_component.A15:usa2all_agg_component.A15</svg:desc>
                </draw:g>
              </table:table-cell>
              <table:table-cell office:value-type="float" office:value="4605.88286600659">
                <text:p>4605.88286600659</text:p>
                <draw:g>
                  <svg:desc>usa2all_agg_component.B15:usa2all_agg_component.P15</svg:desc>
                </draw:g>
              </table:table-cell>
              <table:table-cell office:value-type="float" office:value="3722.91476238687">
                <text:p>3722.91476238687</text:p>
              </table:table-cell>
              <table:table-cell office:value-type="float" office:value="3423.54215419918">
                <text:p>3423.54215419918</text:p>
              </table:table-cell>
              <table:table-cell office:value-type="float" office:value="3393.46439510419">
                <text:p>3393.46439510419</text:p>
              </table:table-cell>
              <table:table-cell office:value-type="float" office:value="3973.77707555099">
                <text:p>3973.77707555099</text:p>
              </table:table-cell>
              <table:table-cell office:value-type="float" office:value="4532.79986306902">
                <text:p>4532.79986306902</text:p>
              </table:table-cell>
              <table:table-cell office:value-type="float" office:value="5288.46914626599">
                <text:p>5288.46914626599</text:p>
              </table:table-cell>
              <table:table-cell office:value-type="float" office:value="5726.7463888429">
                <text:p>5726.7463888429</text:p>
              </table:table-cell>
              <table:table-cell office:value-type="float" office:value="6648.13240678092">
                <text:p>6648.13240678092</text:p>
              </table:table-cell>
              <table:table-cell office:value-type="float" office:value="4520.4769812871">
                <text:p>4520.4769812871</text:p>
              </table:table-cell>
              <table:table-cell office:value-type="float" office:value="6007.41425230643">
                <text:p>6007.41425230643</text:p>
              </table:table-cell>
              <table:table-cell office:value-type="float" office:value="7268.48694612296">
                <text:p>7268.48694612296</text:p>
              </table:table-cell>
              <table:table-cell office:value-type="float" office:value="7397.03140405145">
                <text:p>7397.03140405145</text:p>
              </table:table-cell>
              <table:table-cell office:value-type="float" office:value="7714.19708155165">
                <text:p>7714.19708155165</text:p>
              </table:table-cell>
              <table:table-cell office:value-type="float" office:value="8507.76301298173">
                <text:p>8507.76301298173</text:p>
              </table:table-cell>
            </table:table-row>
            <table:table-row>
              <table:table-cell office:value-type="string">
                <text:p>ODC</text:p>
                <draw:g>
                  <svg:desc>usa2all_agg_component.A16:usa2all_agg_component.A16</svg:desc>
                </draw:g>
              </table:table-cell>
              <table:table-cell office:value-type="float" office:value="22881.7739452978">
                <text:p>22881.7739452978</text:p>
                <draw:g>
                  <svg:desc>usa2all_agg_component.B16:usa2all_agg_component.P16</svg:desc>
                </draw:g>
              </table:table-cell>
              <table:table-cell office:value-type="float" office:value="18754.1942662917">
                <text:p>18754.1942662917</text:p>
              </table:table-cell>
              <table:table-cell office:value-type="float" office:value="18026.6725079108">
                <text:p>18026.6725079108</text:p>
              </table:table-cell>
              <table:table-cell office:value-type="float" office:value="19193.589840481">
                <text:p>19193.589840481</text:p>
              </table:table-cell>
              <table:table-cell office:value-type="float" office:value="24734.9877332633">
                <text:p>24734.9877332633</text:p>
              </table:table-cell>
              <table:table-cell office:value-type="float" office:value="29165.2111467112">
                <text:p>29165.2111467112</text:p>
              </table:table-cell>
              <table:table-cell office:value-type="float" office:value="35372.4489172214">
                <text:p>35372.4489172214</text:p>
              </table:table-cell>
              <table:table-cell office:value-type="float" office:value="38357.7621469333">
                <text:p>38357.7621469333</text:p>
              </table:table-cell>
              <table:table-cell office:value-type="float" office:value="45309.6303669572">
                <text:p>45309.6303669572</text:p>
              </table:table-cell>
              <table:table-cell office:value-type="float" office:value="27924.7372574146">
                <text:p>27924.7372574146</text:p>
              </table:table-cell>
              <table:table-cell office:value-type="float" office:value="38041.4595214558">
                <text:p>38041.4595214558</text:p>
              </table:table-cell>
              <table:table-cell office:value-type="float" office:value="49923.3432017924">
                <text:p>49923.3432017924</text:p>
              </table:table-cell>
              <table:table-cell office:value-type="float" office:value="50372.7700637909">
                <text:p>50372.7700637909</text:p>
              </table:table-cell>
              <table:table-cell office:value-type="float" office:value="53202.9502359436">
                <text:p>53202.9502359436</text:p>
              </table:table-cell>
              <table:table-cell office:value-type="float" office:value="54672.6385134038">
                <text:p>54672.6385134038</text:p>
              </table:table-cell>
            </table:table-row>
            <table:table-row>
              <table:table-cell office:value-type="string">
                <text:p>MDC</text:p>
                <draw:g>
                  <svg:desc>usa2all_agg_component.A17:usa2all_agg_component.A17</svg:desc>
                </draw:g>
              </table:table-cell>
              <table:table-cell office:value-type="float" office:value="3224.38485159936">
                <text:p>3224.38485159936</text:p>
                <draw:g>
                  <svg:desc>usa2all_agg_component.B17:usa2all_agg_component.P17</svg:desc>
                </draw:g>
              </table:table-cell>
              <table:table-cell office:value-type="float" office:value="2671.23448860934">
                <text:p>2671.23448860934</text:p>
              </table:table-cell>
              <table:table-cell office:value-type="float" office:value="2616.28308388499">
                <text:p>2616.28308388499</text:p>
              </table:table-cell>
              <table:table-cell office:value-type="float" office:value="2796.69032454051">
                <text:p>2796.69032454051</text:p>
              </table:table-cell>
              <table:table-cell office:value-type="float" office:value="3499.94740668695">
                <text:p>3499.94740668695</text:p>
              </table:table-cell>
              <table:table-cell office:value-type="float" office:value="4219.8092703774">
                <text:p>4219.8092703774</text:p>
              </table:table-cell>
              <table:table-cell office:value-type="float" office:value="5210.30495331371">
                <text:p>5210.30495331371</text:p>
              </table:table-cell>
              <table:table-cell office:value-type="float" office:value="5693.67254987355">
                <text:p>5693.67254987355</text:p>
              </table:table-cell>
              <table:table-cell office:value-type="float" office:value="6957.32902588571">
                <text:p>6957.32902588571</text:p>
              </table:table-cell>
              <table:table-cell office:value-type="float" office:value="3998.83447013604">
                <text:p>3998.83447013604</text:p>
              </table:table-cell>
              <table:table-cell office:value-type="float" office:value="5664.05126830184">
                <text:p>5664.05126830184</text:p>
              </table:table-cell>
              <table:table-cell office:value-type="float" office:value="7438.87013716409">
                <text:p>7438.87013716409</text:p>
              </table:table-cell>
              <table:table-cell office:value-type="float" office:value="7925.22280670458">
                <text:p>7925.22280670458</text:p>
              </table:table-cell>
              <table:table-cell office:value-type="float" office:value="7324.37839097177">
                <text:p>7324.37839097177</text:p>
              </table:table-cell>
              <table:table-cell office:value-type="float" office:value="7252.37267573808">
                <text:p>7252.3726757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215cm" svg:y="0.315cm" chart:style-name="ch2">
          <text:p>PDC in Total Exports Decomposition</text:p>
        </chart:title>
        <chart:subtitle svg:x="4.724cm" svg:y="1.269cm" chart:style-name="ch3">
          <text:p>United States, 2000-2014 (% share)</text:p>
        </chart:subtitle>
        <chart:legend chart:legend-position="end" svg:x="13.758cm" svg:y="3.566cm" style:legend-expansion="high" chart:style-name="ch4"/>
        <chart:plot-area chart:style-name="ch5" table:cell-range-address="usa2all_agg_component.A1:usa2all_agg_component.P1 usa2all_agg_component.A14:usa2all_agg_component.P17" chart:data-source-has-labels="both" svg:x="1.302cm" svg:y="2.084cm" svg:width="12.136cm" svg:height="5.784cm">
          <chartooo:coordinate-region svg:x="2.699cm" svg:y="2.255cm" svg:width="10.334cm" svg:height="5.022cm"/>
          <chart:axis chart:dimension="x" chart:name="primary-x" chart:style-name="ch6" chartooo:axis-type="auto">
            <chartooo:date-scale/>
            <chart:title svg:x="6.972cm" svg:y="8.049cm" chart:style-name="ch7">
              <text:p>Year</text:p>
            </chart:title>
            <chart:categories table:cell-range-address="usa2all_agg_component.B1:usa2all_agg_componen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usa2all_agg_component.B14:usa2all_agg_component.P14" chart:label-cell-address="usa2all_agg_component.A14:usa2all_agg_component.A14" chart:class="chart:area">
            <chart:data-point chart:repeated="15"/>
          </chart:series>
          <chart:series chart:style-name="ch12" chart:values-cell-range-address="usa2all_agg_component.B15:usa2all_agg_component.P15" chart:label-cell-address="usa2all_agg_component.A15:usa2all_agg_component.A15" chart:class="chart:area">
            <chart:data-point chart:repeated="15"/>
          </chart:series>
          <chart:series chart:style-name="ch13" chart:values-cell-range-address="usa2all_agg_component.B16:usa2all_agg_component.P16" chart:label-cell-address="usa2all_agg_component.A16:usa2all_agg_component.A16" chart:class="chart:area">
            <chart:data-point chart:repeated="15"/>
          </chart:series>
          <chart:series chart:style-name="ch14" chart:values-cell-range-address="usa2all_agg_component.B17:usa2all_agg_component.P17" chart:label-cell-address="usa2all_agg_component.A17:usa2all_agg_component.A17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all_agg_component.B1:usa2all_agg_componen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DC_FIN</text:p>
                <draw:g>
                  <svg:desc>usa2all_agg_component.A14:usa2all_agg_component.A14</svg:desc>
                </draw:g>
              </table:table-cell>
              <table:table-cell office:value-type="float" office:value="2979.00607907627">
                <text:p>2979.00607907627</text:p>
                <draw:g>
                  <svg:desc>usa2all_agg_component.B14:usa2all_agg_component.P14</svg:desc>
                </draw:g>
              </table:table-cell>
              <table:table-cell office:value-type="float" office:value="2483.16695570638">
                <text:p>2483.16695570638</text:p>
              </table:table-cell>
              <table:table-cell office:value-type="float" office:value="2214.02106825067">
                <text:p>2214.02106825067</text:p>
              </table:table-cell>
              <table:table-cell office:value-type="float" office:value="2110.40484169252">
                <text:p>2110.40484169252</text:p>
              </table:table-cell>
              <table:table-cell office:value-type="float" office:value="2400.38000571253">
                <text:p>2400.38000571253</text:p>
              </table:table-cell>
              <table:table-cell office:value-type="float" office:value="2765.03644698349">
                <text:p>2765.03644698349</text:p>
              </table:table-cell>
              <table:table-cell office:value-type="float" office:value="3302.50726716148">
                <text:p>3302.50726716148</text:p>
              </table:table-cell>
              <table:table-cell office:value-type="float" office:value="3699.13969426219">
                <text:p>3699.13969426219</text:p>
              </table:table-cell>
              <table:table-cell office:value-type="float" office:value="3914.38839568744">
                <text:p>3914.38839568744</text:p>
              </table:table-cell>
              <table:table-cell office:value-type="float" office:value="2616.4466253964">
                <text:p>2616.4466253964</text:p>
              </table:table-cell>
              <table:table-cell office:value-type="float" office:value="3316.09857555432">
                <text:p>3316.09857555432</text:p>
              </table:table-cell>
              <table:table-cell office:value-type="float" office:value="3896.75712220737">
                <text:p>3896.75712220737</text:p>
              </table:table-cell>
              <table:table-cell office:value-type="float" office:value="4166.13429077974">
                <text:p>4166.13429077974</text:p>
              </table:table-cell>
              <table:table-cell office:value-type="float" office:value="4412.53663983164">
                <text:p>4412.53663983164</text:p>
              </table:table-cell>
              <table:table-cell office:value-type="float" office:value="4825.36731657681">
                <text:p>4825.36731657681</text:p>
              </table:table-cell>
            </table:table-row>
            <table:table-row>
              <table:table-cell office:value-type="string">
                <text:p>DDC_INT</text:p>
                <draw:g>
                  <svg:desc>usa2all_agg_component.A15:usa2all_agg_component.A15</svg:desc>
                </draw:g>
              </table:table-cell>
              <table:table-cell office:value-type="float" office:value="4605.88286600659">
                <text:p>4605.88286600659</text:p>
                <draw:g>
                  <svg:desc>usa2all_agg_component.B15:usa2all_agg_component.P15</svg:desc>
                </draw:g>
              </table:table-cell>
              <table:table-cell office:value-type="float" office:value="3722.91476238687">
                <text:p>3722.91476238687</text:p>
              </table:table-cell>
              <table:table-cell office:value-type="float" office:value="3423.54215419918">
                <text:p>3423.54215419918</text:p>
              </table:table-cell>
              <table:table-cell office:value-type="float" office:value="3393.46439510419">
                <text:p>3393.46439510419</text:p>
              </table:table-cell>
              <table:table-cell office:value-type="float" office:value="3973.77707555099">
                <text:p>3973.77707555099</text:p>
              </table:table-cell>
              <table:table-cell office:value-type="float" office:value="4532.79986306902">
                <text:p>4532.79986306902</text:p>
              </table:table-cell>
              <table:table-cell office:value-type="float" office:value="5288.46914626599">
                <text:p>5288.46914626599</text:p>
              </table:table-cell>
              <table:table-cell office:value-type="float" office:value="5726.7463888429">
                <text:p>5726.7463888429</text:p>
              </table:table-cell>
              <table:table-cell office:value-type="float" office:value="6648.13240678092">
                <text:p>6648.13240678092</text:p>
              </table:table-cell>
              <table:table-cell office:value-type="float" office:value="4520.4769812871">
                <text:p>4520.4769812871</text:p>
              </table:table-cell>
              <table:table-cell office:value-type="float" office:value="6007.41425230643">
                <text:p>6007.41425230643</text:p>
              </table:table-cell>
              <table:table-cell office:value-type="float" office:value="7268.48694612296">
                <text:p>7268.48694612296</text:p>
              </table:table-cell>
              <table:table-cell office:value-type="float" office:value="7397.03140405145">
                <text:p>7397.03140405145</text:p>
              </table:table-cell>
              <table:table-cell office:value-type="float" office:value="7714.19708155165">
                <text:p>7714.19708155165</text:p>
              </table:table-cell>
              <table:table-cell office:value-type="float" office:value="8507.76301298173">
                <text:p>8507.76301298173</text:p>
              </table:table-cell>
            </table:table-row>
            <table:table-row>
              <table:table-cell office:value-type="string">
                <text:p>ODC</text:p>
                <draw:g>
                  <svg:desc>usa2all_agg_component.A16:usa2all_agg_component.A16</svg:desc>
                </draw:g>
              </table:table-cell>
              <table:table-cell office:value-type="float" office:value="22881.7739452978">
                <text:p>22881.7739452978</text:p>
                <draw:g>
                  <svg:desc>usa2all_agg_component.B16:usa2all_agg_component.P16</svg:desc>
                </draw:g>
              </table:table-cell>
              <table:table-cell office:value-type="float" office:value="18754.1942662917">
                <text:p>18754.1942662917</text:p>
              </table:table-cell>
              <table:table-cell office:value-type="float" office:value="18026.6725079108">
                <text:p>18026.6725079108</text:p>
              </table:table-cell>
              <table:table-cell office:value-type="float" office:value="19193.589840481">
                <text:p>19193.589840481</text:p>
              </table:table-cell>
              <table:table-cell office:value-type="float" office:value="24734.9877332633">
                <text:p>24734.9877332633</text:p>
              </table:table-cell>
              <table:table-cell office:value-type="float" office:value="29165.2111467112">
                <text:p>29165.2111467112</text:p>
              </table:table-cell>
              <table:table-cell office:value-type="float" office:value="35372.4489172214">
                <text:p>35372.4489172214</text:p>
              </table:table-cell>
              <table:table-cell office:value-type="float" office:value="38357.7621469333">
                <text:p>38357.7621469333</text:p>
              </table:table-cell>
              <table:table-cell office:value-type="float" office:value="45309.6303669572">
                <text:p>45309.6303669572</text:p>
              </table:table-cell>
              <table:table-cell office:value-type="float" office:value="27924.7372574146">
                <text:p>27924.7372574146</text:p>
              </table:table-cell>
              <table:table-cell office:value-type="float" office:value="38041.4595214558">
                <text:p>38041.4595214558</text:p>
              </table:table-cell>
              <table:table-cell office:value-type="float" office:value="49923.3432017924">
                <text:p>49923.3432017924</text:p>
              </table:table-cell>
              <table:table-cell office:value-type="float" office:value="50372.7700637909">
                <text:p>50372.7700637909</text:p>
              </table:table-cell>
              <table:table-cell office:value-type="float" office:value="53202.9502359436">
                <text:p>53202.9502359436</text:p>
              </table:table-cell>
              <table:table-cell office:value-type="float" office:value="54672.6385134038">
                <text:p>54672.6385134038</text:p>
              </table:table-cell>
            </table:table-row>
            <table:table-row>
              <table:table-cell office:value-type="string">
                <text:p>MDC</text:p>
                <draw:g>
                  <svg:desc>usa2all_agg_component.A17:usa2all_agg_component.A17</svg:desc>
                </draw:g>
              </table:table-cell>
              <table:table-cell office:value-type="float" office:value="3224.38485159936">
                <text:p>3224.38485159936</text:p>
                <draw:g>
                  <svg:desc>usa2all_agg_component.B17:usa2all_agg_component.P17</svg:desc>
                </draw:g>
              </table:table-cell>
              <table:table-cell office:value-type="float" office:value="2671.23448860934">
                <text:p>2671.23448860934</text:p>
              </table:table-cell>
              <table:table-cell office:value-type="float" office:value="2616.28308388499">
                <text:p>2616.28308388499</text:p>
              </table:table-cell>
              <table:table-cell office:value-type="float" office:value="2796.69032454051">
                <text:p>2796.69032454051</text:p>
              </table:table-cell>
              <table:table-cell office:value-type="float" office:value="3499.94740668695">
                <text:p>3499.94740668695</text:p>
              </table:table-cell>
              <table:table-cell office:value-type="float" office:value="4219.8092703774">
                <text:p>4219.8092703774</text:p>
              </table:table-cell>
              <table:table-cell office:value-type="float" office:value="5210.30495331371">
                <text:p>5210.30495331371</text:p>
              </table:table-cell>
              <table:table-cell office:value-type="float" office:value="5693.67254987355">
                <text:p>5693.67254987355</text:p>
              </table:table-cell>
              <table:table-cell office:value-type="float" office:value="6957.32902588571">
                <text:p>6957.32902588571</text:p>
              </table:table-cell>
              <table:table-cell office:value-type="float" office:value="3998.83447013604">
                <text:p>3998.83447013604</text:p>
              </table:table-cell>
              <table:table-cell office:value-type="float" office:value="5664.05126830184">
                <text:p>5664.05126830184</text:p>
              </table:table-cell>
              <table:table-cell office:value-type="float" office:value="7438.87013716409">
                <text:p>7438.87013716409</text:p>
              </table:table-cell>
              <table:table-cell office:value-type="float" office:value="7925.22280670458">
                <text:p>7925.22280670458</text:p>
              </table:table-cell>
              <table:table-cell office:value-type="float" office:value="7324.37839097177">
                <text:p>7324.37839097177</text:p>
              </table:table-cell>
              <table:table-cell office:value-type="float" office:value="7252.37267573808">
                <text:p>7252.372675738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